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1.05cm" fo:min-width="1cm"/>
    </style:style>
    <style:style style:name="gr2" style:family="graphic" style:parent-style-name="standard">
      <style:graphic-properties svg:stroke-color="#004586" draw:fill-color="#aecf00" draw:textarea-horizontal-align="justify" draw:textarea-vertical-align="middle" draw:auto-grow-height="false" fo:min-height="0.316cm" fo:min-width="0.066cm"/>
      <style:paragraph-properties style:writing-mode="lr-tb"/>
    </style:style>
    <style:style style:name="gr3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35cm" fo:min-width="0.7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="Arrowheads_20_1" draw:marker-end-width="0.245cm" draw:fill="solid" draw:fill-color="#ffd320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color="#004586" draw:fill="solid" draw:fill-color="#ffd320" draw:textarea-horizontal-align="justify" draw:textarea-vertical-align="middle" draw:auto-grow-height="false" fo:min-height="0.75cm" fo:min-width="1cm"/>
      <style:paragraph-properties style:writing-mode="lr-tb"/>
    </style:style>
    <style:style style:name="gr6" style:family="graphic" style:parent-style-name="standard">
      <style:graphic-properties svg:stroke-color="#004586" draw:marker-end="Arrowheads_20_1" draw:fill="solid" draw:fill-color="#ffd320" draw:textarea-vertical-align="middle"/>
    </style:style>
    <style:style style:name="gr7" style:family="graphic" style:parent-style-name="standard">
      <style:graphic-properties svg:stroke-color="#004586" draw:fill="solid" draw:fill-color="#ffd320" draw:textarea-horizontal-align="justify" draw:textarea-vertical-align="middle" draw:auto-grow-height="false" fo:min-height="0.034cm" fo:min-width="0cm"/>
      <style:paragraph-properties style:writing-mode="lr-tb"/>
    </style:style>
    <style:style style:name="gr8" style:family="graphic" style:parent-style-name="standard">
      <style:graphic-properties svg:stroke-width="0.03cm" svg:stroke-color="#004586" draw:marker-start-width="0.245cm" draw:marker-end="Arrowheads_20_1" draw:marker-end-width="0.245cm" draw:fill="solid" draw:fill-color="#ffd320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75cm" fo:min-width="0.5cm"/>
      <style:paragraph-properties style:writing-mode="lr-tb"/>
    </style:style>
    <style:style style:name="gr10" style:family="graphic" style:parent-style-name="standard">
      <style:graphic-properties svg:stroke-color="#004586" draw:fill="solid" draw:fill-color="#ffd320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35cm" fo:min-width="0.5cm"/>
      <style:paragraph-properties style:writing-mode="lr-tb"/>
    </style:style>
    <style:style style:name="gr12" style:family="graphic" style:parent-style-name="standard">
      <style:graphic-properties svg:stroke-color="#004586" draw:fill="solid" draw:fill-color="#aecf00" draw:textarea-horizontal-align="justify" draw:textarea-vertical-align="middle" draw:auto-grow-height="false" fo:min-height="0.15cm" fo:min-width="0.8cm"/>
      <style:paragraph-properties style:writing-mode="lr-tb"/>
    </style:style>
    <style:style style:name="gr13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15cm" fo:min-width="0.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19cm"/>
      <style:paragraph-properties style:writing-mode="lr-tb"/>
    </style:style>
    <style:style style:name="gr16" style:family="graphic" style:parent-style-name="standard">
      <style:graphic-properties svg:stroke-color="#004586" draw:fill="solid" draw:fill-color="#dddddd" draw:textarea-horizontal-align="justify" draw:textarea-vertical-align="middle" draw:auto-grow-height="false" fo:min-height="0.65cm" fo:min-width="0.9cm"/>
      <style:paragraph-properties style:writing-mode="lr-tb"/>
    </style:style>
    <style:style style:name="gr17" style:family="graphic" style:parent-style-name="standard">
      <style:graphic-properties svg:stroke-width="0.03cm" svg:stroke-color="#004586" draw:marker-start="Arrowheads_20_1" draw:marker-start-width="0.245cm" draw:marker-end-width="0.245cm" draw:fill="solid" draw:fill-color="#ffd32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color="#004586" draw:fill="solid" draw:fill-color="#ffd32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3cm" svg:stroke-color="#004586" draw:marker-start-width="0.245cm" draw:marker-end-width="0.245cm" draw:fill="none" draw:fill-color="#ffd320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95cm" fo:min-width="1cm"/>
      <style:paragraph-properties style:writing-mode="lr-tb"/>
    </style:style>
    <style:style style:name="gr21" style:family="graphic" style:parent-style-name="standard">
      <style:graphic-properties svg:stroke-width="0.03cm" svg:stroke-color="#004586" draw:marker-start-width="0.245cm" draw:marker-end-width="0.245cm" draw:fill="solid" draw:fill-color="#ffd320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color="#004586" draw:fill="solid" draw:fill-color="#dddddd" draw:textarea-horizontal-align="justify" draw:textarea-vertical-align="middle" draw:auto-grow-height="false" fo:min-height="0.65cm" fo:min-width="1.2cm"/>
      <style:paragraph-properties style:writing-mode="lr-tb"/>
    </style:style>
    <style:style style:name="gr23" style:family="graphic" style:parent-style-name="standard">
      <style:graphic-properties draw:stroke="solid" draw:stroke-dash="Fine_20_Dashed" svg:stroke-width="0.03cm" svg:stroke-color="#004586" draw:marker-start-width="0.245cm" draw:marker-end-width="0.245cm" draw:fill="solid" draw:fill-color="#ffd320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solid" draw:stroke-dash="Fine_20_Dashed" svg:stroke-width="0.03cm" svg:stroke-color="#004586" draw:marker-start="" draw:marker-start-width="0.245cm" draw:marker-end="Arrowheads_20_1" draw:marker-end-width="0.245cm" draw:fill="solid" draw:fill-color="#ffd320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solid" draw:stroke-dash="Fine_20_Dashed" svg:stroke-width="0.03cm" svg:stroke-color="#004586" draw:marker-start-width="0.245cm" draw:marker-end="Arrowheads_20_1" draw:marker-end-width="0.245cm" draw:fill="solid" draw:fill-color="#ffd320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svg:stroke-color="#004586" draw:fill="solid" draw:fill-color="#aecf00" draw:textarea-horizontal-align="justify" draw:textarea-vertical-align="middle" draw:auto-grow-height="false" fo:min-height="0.153cm" fo:min-width="0.8cm"/>
      <style:paragraph-properties style:writing-mode="lr-tb"/>
    </style:style>
    <style:style style:name="gr27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85cm" fo:min-width="0.8cm"/>
      <style:paragraph-properties style:writing-mode="lr-tb"/>
    </style:style>
    <style:style style:name="gr28" style:family="graphic" style:parent-style-name="standard">
      <style:graphic-properties svg:stroke-color="#004586" draw:fill="solid" draw:fill-color="#cfe7f5" draw:textarea-horizontal-align="justify" draw:textarea-vertical-align="middle" draw:auto-grow-height="false" fo:min-height="0.25cm" fo:min-width="1.107cm"/>
      <style:paragraph-properties style:writing-mode="lr-tb"/>
    </style:style>
    <style:style style:name="gr29" style:family="graphic" style:parent-style-name="standard">
      <style:graphic-properties svg:stroke-width="0.03cm" draw:marker-start="Arrowheads_20_1" draw:marker-start-width="0.245cm" draw:marker-end="" draw:marker-end-width="0.245cm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svg:stroke-width="0.03cm" draw:marker-start-width="0.245cm" draw:marker-end="Arrowheads_20_1" draw:marker-end-width="0.245cm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svg:stroke-width="0.03cm" draw:marker-start-width="0.245cm" draw:marker-end-width="0.245cm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89cm"/>
      <style:paragraph-properties style:writing-mode="lr-tb"/>
    </style:style>
    <style:style style:name="gr37" style:family="graphic" style:parent-style-name="standard">
      <style:graphic-properties svg:stroke-color="#004586" draw:fill="solid" draw:fill-color="#cfe7f5" draw:textarea-horizontal-align="justify" draw:textarea-vertical-align="middle" draw:auto-grow-height="false" fo:min-height="0.55cm" fo:min-width="1.107cm"/>
      <style:paragraph-properties style:writing-mode="lr-tb"/>
    </style:style>
    <style:style style:name="gr38" style:family="graphic" style:parent-style-name="standard">
      <style:graphic-properties svg:stroke-color="#004586" draw:fill="solid" draw:fill-color="#ffd320" draw:textarea-horizontal-align="justify" draw:textarea-vertical-align="middle" draw:auto-grow-height="false" fo:min-height="0.75cm" fo:min-width="1.107cm"/>
      <style:paragraph-properties style:writing-mode="lr-tb"/>
    </style:style>
    <style:style style:name="gr39" style:family="graphic" style:parent-style-name="standard">
      <style:graphic-properties svg:stroke-color="#004586" draw:fill="solid" draw:fill-color="#aecf00" draw:textarea-horizontal-align="justify" draw:textarea-vertical-align="middle" draw:auto-grow-height="false" fo:min-height="0.25cm" fo:min-width="1.4cm"/>
      <style:paragraph-properties style:writing-mode="lr-tb"/>
    </style:style>
    <style:style style:name="gr40" style:family="graphic" style:parent-style-name="standard">
      <style:graphic-properties svg:stroke-width="0.03cm" draw:marker-start="" draw:marker-start-width="0.245cm" draw:marker-end="" draw:marker-end-width="0.245cm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color="#004586" draw:fill="solid" draw:fill-color="#cfe7f5" draw:textarea-horizontal-align="justify" draw:textarea-vertical-align="middle" draw:auto-grow-height="false" fo:min-height="0.55cm" fo:min-width="0.9cm"/>
      <style:paragraph-properties style:writing-mode="lr-tb"/>
    </style:style>
    <style:style style:name="gr42" style:family="graphic" style:parent-style-name="standard">
      <style:graphic-properties draw:stroke="solid" draw:stroke-dash="Fine_20_Dashed" svg:stroke-width="0.03cm" draw:marker-start="Arrowheads_20_1" draw:marker-start-width="0.245cm" draw:marker-end="" draw:marker-end-width="0.245cm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draw:stroke="solid" draw:stroke-dash="Fine_20_Dashed" svg:stroke-width="0.028cm" svg:stroke-color="#004586" draw:marker-start-width="0.242cm" draw:marker-end="Arrowheads_20_1" draw:marker-end-width="0.242cm" draw:fill="solid" draw:fill-color="#ffd320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dash" draw:stroke-dash="Fine_20_Dashed"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Fine_20_Dashed" draw:textarea-vertical-align="middle"/>
    </style:style>
    <style:style style:name="gr46" style:family="graphic" style:parent-style-name="standard">
      <style:graphic-properties svg:stroke-color="#004586" draw:fill="solid" draw:fill-color="#cfe7f5" draw:textarea-horizontal-align="justify" draw:textarea-vertical-align="middle" draw:auto-grow-height="false" fo:min-height="0.25cm" fo:min-width="0.9cm"/>
      <style:paragraph-properties style:writing-mode="lr-tb"/>
    </style:style>
    <style:style style:name="gr47" style:family="graphic" style:parent-style-name="standard">
      <style:graphic-properties svg:stroke-color="#004586" draw:fill="solid" draw:fill-color="#aecf00" draw:textarea-horizontal-align="justify" draw:textarea-vertical-align="middle" draw:auto-grow-height="false" fo:min-height="0.55cm" fo:min-width="0.9cm"/>
      <style:paragraph-properties style:writing-mode="lr-tb"/>
    </style:style>
    <style:style style:name="gr48" style:family="graphic" style:parent-style-name="standard">
      <style:graphic-properties draw:stroke="dash" draw:stroke-dash="Fine_20_Dashed" svg:stroke-width="0.03cm" svg:stroke-color="#004586" draw:marker-start-width="0.245cm" draw:marker-end="Symmetric_20_Arrow" draw:marker-end-width="0.245cm" draw:fill="solid" draw:fill-color="#ffd320" draw:textarea-vertical-align="middle" fo:padding-top="0.14cm" fo:padding-bottom="0.14cm" fo:padding-left="0.265cm" fo:padding-right="0.26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0" style:family="graphic" style:parent-style-name="standard">
      <style:graphic-properties draw:stroke="dash" draw:stroke-dash="Dashed_20__28_var_29_" svg:stroke-width="0.03cm" svg:stroke-color="#004586" draw:marker-start-width="0.245cm" draw:marker-end="Arrowheads_20_1" draw:marker-end-width="0.245cm" draw:fill="solid" draw:fill-color="#ffd320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2cm"/>
    </style:style>
    <style:style style:name="gr52" style:family="graphic" style:parent-style-name="standard">
      <style:graphic-properties svg:stroke-width="0.035cm" svg:stroke-color="#004586" draw:marker-start-width="0.252cm" draw:marker-end="Arrowheads_20_1" draw:marker-end-width="0.252cm" draw:fill="solid" draw:fill-color="#ffd320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15cm" fo:min-width="1.612cm"/>
      <style:paragraph-properties style:writing-mode="lr-tb"/>
    </style:style>
    <style:style style:name="gr54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15cm" fo:min-width="1.712cm"/>
      <style:paragraph-properties style:writing-mode="lr-tb"/>
    </style:style>
    <style:style style:name="gr55" style:family="graphic" style:parent-style-name="standard">
      <style:graphic-properties svg:stroke-color="#004586" draw:fill="solid" draw:fill-color="#ffd320" draw:textarea-horizontal-align="justify" draw:textarea-vertical-align="middle" draw:auto-grow-height="false" fo:min-height="0.75cm" fo:min-width="1.153cm"/>
      <style:paragraph-properties style:writing-mode="lr-tb"/>
    </style:style>
    <style:style style:name="gr56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85cm" fo:min-width="0.293cm"/>
      <style:paragraph-properties style:writing-mode="lr-tb"/>
    </style:style>
    <style:style style:name="gr57" style:family="graphic" style:parent-style-name="standard">
      <style:graphic-properties svg:stroke-color="#004586" draw:fill="solid" draw:fill-color="#cfe7f5" draw:textarea-horizontal-align="justify" draw:textarea-vertical-align="middle" draw:auto-grow-height="false" fo:min-height="0.25cm" fo:min-width="0.807cm"/>
      <style:paragraph-properties style:writing-mode="lr-tb"/>
    </style:style>
    <style:style style:name="gr58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1.75cm" fo:min-width="1.3cm"/>
      <style:paragraph-properties style:writing-mode="lr-tb"/>
    </style:style>
    <style:style style:name="gr59" style:family="graphic" style:parent-style-name="standard">
      <style:graphic-properties svg:stroke-color="#004586" draw:fill="solid" draw:fill-color="#aecf00" draw:textarea-horizontal-align="justify" draw:textarea-vertical-align="middle" draw:auto-grow-height="false" fo:min-height="0.55cm" fo:min-width="0.7cm"/>
      <style:paragraph-properties style:writing-mode="lr-tb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svg:stroke-width="0.03cm" svg:stroke-color="#004586" draw:marker-start-width="0.245cm" draw:marker-end="" draw:marker-end-width="0.245cm" draw:fill="solid" draw:fill-color="#ffd320" draw:textarea-vertical-align="middle" fo:padding-top="0.14cm" fo:padding-bottom="0.14cm" fo:padding-left="0.265cm" fo:padding-right="0.265cm"/>
    </style:style>
    <style:style style:name="gr62" style:family="graphic" style:parent-style-name="standard">
      <style:graphic-properties svg:stroke-color="#004586" draw:fill="solid" draw:fill-color="#cfe7f5" draw:textarea-horizontal-align="justify" draw:textarea-vertical-align="middle" draw:auto-grow-height="false" fo:min-height="0.25cm" fo:min-width="1.2cm"/>
      <style:paragraph-properties style:writing-mode="lr-tb"/>
    </style:style>
    <style:style style:name="gr63" style:family="graphic" style:parent-style-name="standard">
      <style:graphic-properties draw:stroke="dash" draw:stroke-dash="Fine_20_Dashed" svg:stroke-width="0.035cm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svg:stroke-color="#004586" draw:fill="solid" draw:fill-color="#ccffcc" draw:textarea-horizontal-align="justify" draw:textarea-vertical-align="middle" draw:auto-grow-height="false" fo:min-height="0.25cm" fo:min-width="2.2cm"/>
      <style:paragraph-properties style:writing-mode="lr-tb"/>
    </style:style>
    <style:style style:name="P1" style:family="paragraph">
      <loext:graphic-properties draw:fill-color="#cc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ecf00"/>
      <style:paragraph-properties fo:text-align="center"/>
      <style:text-properties fo:font-size="11pt" fo:language="en" fo:country="US" style:font-size-asian="11pt" style:font-size-complex="11pt"/>
    </style:style>
    <style:style style:name="P4" style:family="paragraph">
      <loext:graphic-properties draw:fill="solid" draw:fill-color="#ccffcc"/>
      <style:paragraph-properties fo:text-align="center"/>
      <style:text-properties fo:font-size="12pt" fo:language="en" fo:country="US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2pt" fo:language="en" fo:country="US" style:font-size-asian="18pt" style:font-size-complex="18pt"/>
    </style:style>
    <style:style style:name="P6" style:family="paragraph">
      <loext:graphic-properties draw:fill="solid" draw:fill-color="#aecf00"/>
      <style:paragraph-properties fo:text-align="center"/>
      <style:text-properties fo:font-size="12pt" fo:language="en" fo:country="US" style:font-size-asian="18pt" style:font-size-complex="18pt"/>
    </style:style>
    <style:style style:name="P7" style:family="paragraph">
      <loext:graphic-properties draw:fill="none" draw:fill-color="#ffffff"/>
      <style:text-properties fo:font-size="10pt" fo:language="en" fo:country="US" style:font-size-asian="10pt" style:font-size-complex="10pt"/>
    </style:style>
    <style:style style:name="P8" style:family="paragraph">
      <loext:graphic-properties draw:fill="solid" draw:fill-color="#dddddd"/>
      <style:paragraph-properties fo:text-align="center"/>
      <style:text-properties fo:font-size="10pt" fo:language="en" fo:country="US" style:font-size-asian="10pt" style:font-size-complex="10pt"/>
    </style:style>
    <style:style style:name="P9" style:family="paragraph">
      <loext:graphic-properties draw:fill="none" draw:fill-color="#ffd320"/>
      <style:paragraph-properties fo:text-align="center"/>
      <style:text-properties fo:font-size="12pt" fo:language="en" fo:country="US" style:font-size-asian="18pt" style:font-size-complex="18pt"/>
    </style:style>
    <style:style style:name="P10" style:family="paragraph">
      <loext:graphic-properties draw:fill="solid" draw:fill-color="#cfe7f5"/>
      <style:paragraph-properties fo:text-align="center"/>
      <style:text-properties fo:font-size="10pt" fo:language="en" fo:country="US" style:font-size-asian="10pt" style:font-size-complex="10pt"/>
    </style:style>
    <style:style style:name="P11" style:family="paragraph">
      <loext:graphic-properties draw:fill="solid" draw:fill-color="#aecf00"/>
      <style:paragraph-properties fo:text-align="center"/>
      <style:text-properties fo:font-size="10pt" fo:language="en" fo:country="US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cfe7f5"/>
      <style:paragraph-properties fo:text-align="center"/>
      <style:text-properties fo:font-size="12pt" fo:language="en" fo:country="US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ccffcc"/>
      <style:paragraph-properties fo:text-align="start"/>
      <style:text-properties fo:font-size="12pt" fo:language="en" fo:country="US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11pt" fo:language="en" fo:country="US" style:font-size-asian="11pt" style:font-size-complex="11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10pt" fo:language="en" fo:country="US" style:font-size-asian="14pt" style:font-size-complex="14pt"/>
    </style:style>
    <style:style style:name="T4" style:family="text">
      <style:text-properties fo:font-size="12pt" fo:language="en" fo:country="US" style:font-size-asian="18pt" style:font-size-complex="18pt"/>
    </style:style>
    <style:style style:name="T5" style:family="text">
      <style:text-properties style:font-name="Liberation Sans3" fo:font-size="9pt" fo:language="en" fo:country="US" style:font-name-asian="Liberation Sans3" style:font-size-asian="9pt" style:font-name-complex="Liberation Sans3" style:font-size-complex="9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8pt" fo:language="en" fo:country="US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3cm" svg:x="11.707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8cm" svg:height="0.8cm" svg:x="15.708cm" svg:y="6.6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2cm" svg:height="0.6cm" svg:x="14.108cm" svg:y="6.7cm">
          <text:p text:style-name="P2"><text:span text:style-name="T2">PW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308cm" svg:y1="7cm" svg:x2="15.708cm" svg:y2="7cm" draw:start-shape="id1" draw:start-glue-point="1" draw:end-shape="id2" draw:end-glue-point="6" svg:d="M15308 7000h400" svg:viewBox="0 0 401 1">
          <text:p/>
        </draw:connector>
        <draw:custom-shape draw:style-name="gr5" draw:text-style-name="P5" xml:id="id3" draw:id="id3" draw:layer="layout" svg:width="1.5cm" svg:height="1cm" svg:x="11.808cm" svg:y="6.5cm">
          <text:p text:style-name="P2"><text:span text:style-name="T3">Velocity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3.308cm" svg:y1="7cm" svg:x2="14.108cm" svg:y2="7cm" draw:start-shape="id3" draw:start-glue-point="1" draw:end-shape="id1" draw:end-glue-point="3" svg:d="M13308 7000h800" svg:viewBox="0 0 801 1">
          <text:p/>
        </draw:connector>
        <draw:custom-shape draw:style-name="gr7" draw:text-style-name="P5" xml:id="id4" draw:id="id4" draw:layer="layout" svg:width="0.4cm" svg:height="0.4cm" svg:x="10.303cm" svg:y="6.8cm">
          <text:p text:style-name="P2"><text:span text:style-name="T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0.703cm" svg:y1="7cm" svg:x2="11.808cm" svg:y2="7cm" draw:start-shape="id4" draw:start-glue-point="10" draw:end-shape="id3" draw:end-glue-point="3" svg:d="M10703 7000h1105" svg:viewBox="0 0 1106 1">
          <text:p/>
        </draw:connector>
        <draw:custom-shape draw:style-name="gr9" draw:text-style-name="P4" xml:id="id5" draw:id="id5" draw:layer="layout" svg:width="1cm" svg:height="1cm" svg:x="8.808cm" svg:y="6.5cm">
          <text:p text:style-name="P2"><text:span text:style-name="T3">Acc</text:span></text:p>
          <text:p text:style-name="P2"><text:span text:style-name="T3">Limi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9.808cm" svg:y1="7cm" svg:x2="10.303cm" svg:y2="7cm" draw:start-shape="id5" draw:start-glue-point="1" draw:end-shape="id4" draw:end-glue-point="6" svg:d="M9808 7000h495" svg:viewBox="0 0 496 1">
          <text:p/>
        </draw:connector>
        <draw:custom-shape draw:style-name="gr7" draw:text-style-name="P5" xml:id="id6" draw:id="id6" draw:layer="layout" svg:width="0.4cm" svg:height="0.4cm" svg:x="7.909cm" svg:y="6.8cm">
          <text:p text:style-name="P2"><text:span text:style-name="T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8.309cm" svg:y1="7cm" svg:x2="8.808cm" svg:y2="7cm" draw:start-shape="id6" draw:start-glue-point="10" draw:end-shape="id5" draw:end-glue-point="3" svg:d="M8309 7000h499" svg:viewBox="0 0 500 1">
          <text:p/>
        </draw:connector>
        <draw:custom-shape draw:style-name="gr2" draw:text-style-name="P3" xml:id="id8" draw:id="id8" draw:layer="layout" svg:width="0.8cm" svg:height="0.8cm" svg:x="15.709cm" svg:y="4.501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2cm" svg:height="0.6cm" svg:x="14.109cm" svg:y="4.601cm">
          <text:p text:style-name="P2"><text:span text:style-name="T2">PW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309cm" svg:y1="4.901cm" svg:x2="15.709cm" svg:y2="4.901cm" draw:start-shape="id7" draw:start-glue-point="1" draw:end-shape="id8" draw:end-glue-point="6" svg:d="M15309 4901h400" svg:viewBox="0 0 401 1">
          <text:p/>
        </draw:connector>
        <draw:custom-shape draw:style-name="gr5" draw:text-style-name="P5" xml:id="id9" draw:id="id9" draw:layer="layout" svg:width="1.5cm" svg:height="1cm" svg:x="11.809cm" svg:y="4.401cm">
          <text:p text:style-name="P2"><text:span text:style-name="T3">Velocity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309cm" svg:y1="4.901cm" svg:x2="14.109cm" svg:y2="4.901cm" draw:start-shape="id9" draw:start-glue-point="1" draw:end-shape="id7" draw:end-glue-point="3" svg:d="M13309 4901h800" svg:viewBox="0 0 801 1">
          <text:p/>
        </draw:connector>
        <draw:custom-shape draw:style-name="gr7" draw:text-style-name="P5" xml:id="id10" draw:id="id10" draw:layer="layout" svg:width="0.4cm" svg:height="0.4cm" svg:x="10.657cm" svg:y="4.701cm">
          <text:p text:style-name="P2"><text:span text:style-name="T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1.057cm" svg:y1="4.901cm" svg:x2="11.809cm" svg:y2="4.901cm" draw:start-shape="id10" draw:start-glue-point="10" draw:end-shape="id9" draw:end-glue-point="3" svg:d="M11057 4901h752" svg:viewBox="0 0 753 1">
          <text:p/>
        </draw:connector>
        <draw:custom-shape draw:style-name="gr9" draw:text-style-name="P4" xml:id="id11" draw:id="id11" draw:layer="layout" svg:width="1cm" svg:height="1cm" svg:x="8.809cm" svg:y="4.401cm">
          <text:p text:style-name="P2"><text:span text:style-name="T3">Acc</text:span></text:p>
          <text:p text:style-name="P2"><text:span text:style-name="T3">Limi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9.809cm" svg:y1="4.901cm" svg:x2="10.657cm" svg:y2="4.901cm" draw:start-shape="id11" draw:start-glue-point="1" draw:end-shape="id10" draw:end-glue-point="6" svg:d="M9809 4901h848" svg:viewBox="0 0 849 1">
          <text:p/>
        </draw:connector>
        <draw:custom-shape draw:style-name="gr10" draw:text-style-name="P5" xml:id="id12" draw:id="id12" draw:layer="layout" svg:width="0.4cm" svg:height="0.4cm" svg:x="7.91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8.31cm" svg:y1="4.902cm" svg:x2="8.809cm" svg:y2="4.901cm" draw:start-shape="id12" draw:start-glue-point="10" draw:end-shape="id11" draw:end-glue-point="3" svg:d="M8310 4902h250v-1h249" svg:viewBox="0 0 500 2">
          <text:p/>
        </draw:connector>
        <draw:connector draw:style-name="gr8" draw:text-style-name="P5" draw:layer="layout" svg:x1="14.607cm" svg:y1="8.4cm" svg:x2="12.558cm" svg:y2="7.5cm" draw:start-shape="id13" draw:start-glue-point="3" draw:end-shape="id3" draw:end-glue-point="2" svg:d="M14607 8400h-2049v-900" svg:viewBox="0 0 2050 901">
          <text:p/>
        </draw:connector>
        <draw:custom-shape draw:style-name="gr11" draw:text-style-name="P4" xml:id="id13" draw:id="id13" draw:layer="layout" svg:width="1cm" svg:height="0.6cm" svg:x="14.607cm" svg:y="8.1cm">
          <text:p text:style-name="P2"><text:span text:style-name="T2">R/gea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508cm" svg:y1="7cm" svg:x2="16.757cm" svg:y2="7.5cm" draw:start-shape="id2" draw:start-glue-point="10" draw:end-shape="id14" draw:end-glue-point="0" svg:d="M16508 7000h249v500" svg:viewBox="0 0 250 501">
          <text:p/>
        </draw:connector>
        <draw:custom-shape draw:style-name="gr12" draw:text-style-name="P6" xml:id="id14" draw:id="id14" draw:layer="layout" svg:width="1.3cm" svg:height="0.4cm" svg:x="16.107cm" svg:y="7.5cm">
          <text:p text:style-name="P2"><text:span text:style-name="T2">encod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757cm" svg:y1="7.9cm" svg:x2="16.757cm" svg:y2="8.2cm" draw:start-shape="id14" draw:start-glue-point="2" draw:end-shape="id15" draw:end-glue-point="0" svg:d="M16757 7900v300" svg:viewBox="0 0 1 301">
          <text:p/>
        </draw:connector>
        <draw:custom-shape draw:style-name="gr13" draw:text-style-name="P4" xml:id="id15" draw:id="id15" draw:layer="layout" svg:width="1.3cm" svg:height="0.4cm" svg:x="16.107cm" svg:y="8.2cm">
          <text:p text:style-name="P2"><text:span text:style-name="T5">Δ</text:span><text:span text:style-name="T2">t</text:span><text:span text:style-name="T5">→</text:span><text:span text:style-name="T2">ve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107cm" svg:y1="8.4cm" svg:x2="15.607cm" svg:y2="8.4cm" draw:start-shape="id15" draw:start-glue-point="3" draw:end-shape="id13" draw:end-glue-point="1" svg:d="M16107 8400h-500" svg:viewBox="0 0 501 1">
          <text:p/>
        </draw:connector>
        <draw:connector draw:style-name="gr8" draw:text-style-name="P5" draw:layer="layout" svg:x1="14.517cm" svg:y1="3.4cm" svg:x2="12.559cm" svg:y2="4.401cm" draw:start-shape="id16" draw:start-glue-point="3" draw:end-shape="id9" draw:end-glue-point="0" svg:d="M14517 3400h-1958v1001" svg:viewBox="0 0 1959 1002">
          <text:p/>
        </draw:connector>
        <draw:custom-shape draw:style-name="gr11" draw:text-style-name="P4" xml:id="id16" draw:id="id16" draw:layer="layout" svg:width="1cm" svg:height="0.6cm" svg:x="14.517cm" svg:y="3.1cm">
          <text:p text:style-name="P2"><text:span text:style-name="T2">R/gea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762cm" svg:y1="3.9cm" svg:x2="16.762cm" svg:y2="3.6cm" draw:start-shape="id17" draw:start-glue-point="0" draw:end-shape="id18" draw:end-glue-point="2" svg:d="M16762 3900v-300" svg:viewBox="0 0 1 301">
          <text:p/>
        </draw:connector>
        <draw:custom-shape draw:style-name="gr13" draw:text-style-name="P4" xml:id="id18" draw:id="id18" draw:layer="layout" svg:width="1.3cm" svg:height="0.4cm" svg:x="16.112cm" svg:y="3.2cm">
          <text:p text:style-name="P2"><text:span text:style-name="T5">Δ</text:span><text:span text:style-name="T2">t</text:span><text:span text:style-name="T5">→</text:span><text:span text:style-name="T2">ve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112cm" svg:y1="3.4cm" svg:x2="15.517cm" svg:y2="3.4cm" draw:start-shape="id18" draw:start-glue-point="3" draw:end-shape="id16" draw:end-glue-point="1" svg:d="M16112 3400h-595" svg:viewBox="0 0 596 1">
          <text:p/>
        </draw:connector>
        <draw:custom-shape draw:style-name="gr12" draw:text-style-name="P6" xml:id="id17" draw:id="id17" draw:layer="layout" svg:width="1.3cm" svg:height="0.4cm" svg:x="16.112cm" svg:y="3.9cm">
          <text:p text:style-name="P2"><text:span text:style-name="T2">encod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509cm" svg:y1="4.901cm" svg:x2="16.762cm" svg:y2="4.3cm" draw:start-shape="id8" draw:start-glue-point="10" draw:end-shape="id17" draw:end-glue-point="2" svg:d="M16509 4901h253v-601" svg:viewBox="0 0 254 602">
          <text:p/>
        </draw:connector>
        <draw:frame draw:style-name="gr14" draw:text-style-name="P7" draw:layer="layout" svg:width="1.086cm" svg:height="0.649cm" svg:x="16.107cm" svg:y="5.1cm">
          <draw:text-box>
            <text:p><text:span text:style-name="T6">Left</text:span></text:p>
          </draw:text-box>
        </draw:frame>
        <draw:frame draw:style-name="gr15" draw:text-style-name="P7" draw:layer="layout" svg:width="1.319cm" svg:height="0.649cm" svg:x="16.107cm" svg:y="6.251cm">
          <draw:text-box>
            <text:p><text:span text:style-name="T6">Right</text:span></text:p>
          </draw:text-box>
        </draw:frame>
        <draw:custom-shape draw:style-name="gr16" draw:text-style-name="P8" xml:id="id28" draw:id="id28" draw:layer="layout" svg:width="1.4cm" svg:height="0.9cm" svg:x="7.753cm" svg:y="8.198cm">
          <draw:glue-point draw:id="4" svg:x="5.007cm" svg:y="-2.2cm"/>
          <draw:glue-point draw:id="5" svg:x="2.478cm" svg:y="-4.422cm"/>
          <draw:glue-point draw:id="6" svg:x="2.857cm" svg:y="5cm"/>
          <text:p text:style-name="P2"><text:span text:style-name="T6">Mission </text:span></text:p>
          <text:p text:style-name="P2"><text:span text:style-name="T6">scrip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7.41cm" svg:y1="6.95cm" svg:x2="7.91cm" svg:y2="4.902cm" draw:start-shape="id19" draw:start-glue-point="4" draw:end-shape="id12" draw:end-glue-point="6" svg:d="M7410 6950v-2048h500" svg:viewBox="0 0 501 2049">
          <text:p/>
        </draw:connector>
        <draw:connector draw:style-name="gr17" draw:text-style-name="P5" draw:layer="layout" svg:x1="7.909cm" svg:y1="7cm" svg:x2="7.46cm" svg:y2="7cm" draw:start-shape="id6" draw:start-glue-point="6" draw:end-shape="id19" draw:end-glue-point="10" svg:d="M7909 7000h-449" svg:viewBox="0 0 450 1">
          <text:p/>
        </draw:connector>
        <draw:custom-shape draw:style-name="gr18" draw:text-style-name="P5" xml:id="id21" draw:id="id21" draw:layer="layout" svg:width="0.2cm" svg:height="0.2cm" svg:x="5.51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4" draw:id="id24" draw:layer="layout" svg:width="0.2cm" svg:height="0.2cm" svg:x="6.111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3" draw:id="id23" draw:layer="layout" svg:width="0.2cm" svg:height="0.2cm" svg:x="5.511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xml:id="id50" draw:id="id50" draw:layer="layout" svg:x1="6.108cm" svg:y1="5.801cm" svg:x2="5.508cm" svg:y2="5.801cm">
          <text:p/>
        </draw:line>
        <draw:custom-shape draw:style-name="gr20" draw:text-style-name="P4" xml:id="id20" draw:id="id20" draw:layer="layout" svg:width="1.5cm" svg:height="1.2cm" svg:x="2.953cm" svg:y="4.1cm">
          <draw:glue-point draw:id="4" svg:x="5cm" svg:y="-2cm"/>
          <draw:glue-point draw:id="5" svg:x="5cm" svg:y="2cm"/>
          <text:p text:style-name="P2"><text:span text:style-name="T3">Turn</text:span></text:p>
          <text:p text:style-name="P2"><text:span text:style-name="T3">radius</text:span></text:p>
          <text:p text:style-name="P2"><text:span text:style-name="T3">calc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line-skew="-0.009cm" svg:x1="4.453cm" svg:y1="4.94cm" svg:x2="5.51cm" svg:y2="5.596cm" draw:start-shape="id20" draw:start-glue-point="5" draw:end-shape="id21" draw:end-glue-point="6" svg:d="M4453 4940h520v656h537" svg:viewBox="0 0 1058 657">
          <text:p/>
        </draw:connector>
        <draw:custom-shape draw:style-name="gr5" draw:text-style-name="P5" xml:id="id22" draw:id="id22" draw:layer="layout" svg:width="1.5cm" svg:height="1cm" svg:x="2.953cm" svg:y="5.7cm">
          <draw:glue-point draw:id="4" svg:x="5cm" svg:y="-2cm"/>
          <draw:glue-point draw:id="5" svg:x="5cm" svg:y="2cm"/>
          <text:p text:style-name="P2"><text:span text:style-name="T3">Turn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line-skew="-0.009cm" svg:x1="4.453cm" svg:y1="6.2cm" svg:x2="5.511cm" svg:y2="5.997cm" draw:start-shape="id22" draw:start-glue-point="1" draw:end-shape="id23" draw:end-glue-point="6" svg:d="M4453 6200h520v-203h538" svg:viewBox="0 0 1059 204">
          <text:p/>
        </draw:connector>
        <draw:connector draw:style-name="gr8" draw:text-style-name="P5" draw:layer="layout" svg:x1="6.311cm" svg:y1="5.797cm" svg:x2="8.109cm" svg:y2="6.8cm" draw:start-shape="id24" draw:start-glue-point="10" draw:end-shape="id6" draw:end-glue-point="4" svg:d="M6311 5797h1798v1003" svg:viewBox="0 0 1799 1004">
          <text:p/>
        </draw:connector>
        <draw:custom-shape draw:style-name="gr22" draw:text-style-name="P8" xml:id="id26" draw:id="id26" draw:layer="layout" svg:width="1.7cm" svg:height="0.9cm" svg:x="2.853cm" svg:y="2.9cm">
          <draw:glue-point draw:id="4" svg:x="4.958cm" svg:y="2.777cm"/>
          <text:p text:style-name="P2"><text:span text:style-name="T6">Mission </text:span></text:p>
          <text:p text:style-name="P2"><text:span text:style-name="T6">script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1.692cm" svg:y1="4.65cm" svg:x2="2.853cm" svg:y2="3.35cm" draw:start-shape="id25" draw:start-glue-point="4" draw:end-shape="id26" draw:end-glue-point="3" svg:d="M1692 4650v-1300h1161" svg:viewBox="0 0 1162 1301">
          <text:p/>
        </draw:connector>
        <draw:connector draw:style-name="gr24" draw:text-style-name="P5" draw:layer="layout" svg:x1="1.692cm" svg:y1="4.75cm" svg:x2="2.953cm" svg:y2="6.2cm" draw:start-shape="id25" draw:start-glue-point="8" draw:end-shape="id22" draw:end-glue-point="3" svg:d="M1692 4750v1450h1261" svg:viewBox="0 0 1262 1451">
          <text:p/>
        </draw:connector>
        <draw:custom-shape draw:style-name="gr5" draw:text-style-name="P5" xml:id="id31" draw:id="id31" draw:layer="layout" svg:width="1.5cm" svg:height="1cm" svg:x="9.753cm" svg:y="8.148cm">
          <draw:glue-point draw:id="4" svg:x="5cm" svg:y="-2cm"/>
          <draw:glue-point draw:id="5" svg:x="5cm" svg:y="2cm"/>
          <draw:glue-point draw:id="6" svg:x="2.333cm" svg:y="5.01cm"/>
          <draw:glue-point draw:id="7" svg:x="-2.38cm" svg:y="5.01cm"/>
          <text:p text:style-name="P2"><text:span text:style-name="T3">Tilt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0.857cm" svg:y1="5.101cm" svg:x2="10.553cm" svg:y2="7.75cm" draw:start-shape="id10" draw:start-glue-point="8" draw:end-shape="id27" draw:end-glue-point="10" svg:d="M10857 5101v2649h-304" svg:viewBox="0 0 305 2650">
          <text:p/>
        </draw:connector>
        <draw:custom-shape draw:style-name="gr5" draw:text-style-name="P5" xml:id="id29" draw:id="id29" draw:layer="layout" svg:width="1.5cm" svg:height="1cm" svg:x="7.703cm" svg:y="10.098cm">
          <draw:glue-point draw:id="4" svg:x="5cm" svg:y="-2cm"/>
          <draw:glue-point draw:id="5" svg:x="5cm" svg:y="2cm"/>
          <text:p text:style-name="P2"><text:span text:style-name="T3">Position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svg:x1="8.453cm" svg:y1="9.098cm" svg:x2="8.453cm" svg:y2="10.098cm" draw:start-shape="id28" draw:start-glue-point="2" draw:end-shape="id29" draw:end-glue-point="0" svg:d="M8453 9098v1000" svg:viewBox="0 0 1 1001">
          <text:p/>
        </draw:connector>
        <draw:connector draw:style-name="gr8" draw:text-style-name="P5" draw:layer="layout" svg:x1="10.503cm" svg:y1="10.098cm" svg:x2="10.503cm" svg:y2="9.148cm" draw:start-shape="id30" draw:start-glue-point="0" draw:end-shape="id31" draw:end-glue-point="2" svg:d="M10503 10098v-950" svg:viewBox="0 0 1 951">
          <text:p/>
        </draw:connector>
        <draw:custom-shape draw:style-name="gr12" draw:text-style-name="P6" xml:id="id32" draw:id="id32" draw:layer="layout" svg:width="1.3cm" svg:height="0.4cm" svg:x="11.807cm" svg:y="9.243cm">
          <text:p text:style-name="P2"><text:span text:style-name="T2">Gyro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xml:id="id34" draw:id="id34" draw:layer="layout" svg:width="1.3cm" svg:height="0.403cm" svg:x="11.807cm" svg:y="9.853cm">
          <text:p text:style-name="P2"><text:span text:style-name="T2">Acc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33" draw:id="id33" draw:layer="layout" svg:width="1.3cm" svg:height="1.1cm" svg:x="13.707cm" svg:y="9.2cm">
          <draw:glue-point draw:id="4" svg:x="-5cm" svg:y="-2.777cm"/>
          <draw:glue-point draw:id="5" svg:x="-5cm" svg:y="2.777cm"/>
          <text:p text:style-name="P2"><text:span text:style-name="T2">Tilt</text:span></text:p>
          <text:p text:style-name="P2"><text:span text:style-name="T2">estimat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107cm" svg:y1="9.443cm" svg:x2="13.707cm" svg:y2="9.445cm" draw:start-shape="id32" draw:start-glue-point="1" draw:end-shape="id33" draw:end-glue-point="4" svg:d="M13107 9443h300v2h300" svg:viewBox="0 0 601 3">
          <text:p/>
        </draw:connector>
        <draw:connector draw:style-name="gr8" draw:text-style-name="P5" draw:layer="layout" svg:x1="13.107cm" svg:y1="10.054cm" svg:x2="13.707cm" svg:y2="10.055cm" draw:start-shape="id34" draw:start-glue-point="1" draw:end-shape="id33" draw:end-glue-point="5" svg:d="M13107 10054h300v1h300" svg:viewBox="0 0 601 2">
          <text:p/>
        </draw:connector>
        <draw:connector draw:style-name="gr8" draw:text-style-name="P5" draw:layer="layout" svg:x1="14.357cm" svg:y1="9.2cm" svg:x2="11.253cm" svg:y2="8.648cm" draw:start-shape="id33" draw:start-glue-point="0" draw:end-shape="id31" draw:end-glue-point="1" svg:d="M14357 9200v-552h-3104" svg:viewBox="0 0 3105 553">
          <text:p/>
        </draw:connector>
        <draw:connector draw:style-name="gr8" draw:text-style-name="P5" draw:layer="layout" svg:x1="11.807cm" svg:y1="9.443cm" svg:x2="10.852cm" svg:y2="9.148cm" draw:start-shape="id32" draw:start-glue-point="3" draw:end-shape="id31" draw:end-glue-point="6" svg:d="M11807 9443h-955v-295" svg:viewBox="0 0 956 296">
          <text:p/>
        </draw:connector>
        <draw:custom-shape draw:style-name="gr28" draw:text-style-name="P10" xml:id="id35" draw:id="id35" draw:layer="layout" svg:width="1.607cm" svg:height="0.5cm" svg:x="12.1cm" svg:y="10.7cm">
          <text:p text:style-name="P2"><text:span text:style-name="T6">velocity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2.1cm" svg:y1="10.95cm" svg:x2="11.253cm" svg:y2="10.798cm" draw:start-shape="id35" draw:start-glue-point="3" draw:end-shape="id30" draw:end-glue-point="5" svg:d="M12100 10950h-424v-152h-423" svg:viewBox="0 0 848 153">
          <text:p/>
        </draw:connector>
        <draw:connector draw:style-name="gr8" draw:text-style-name="P5" draw:layer="layout" svg:x1="3.3cm" svg:y1="7.05cm" svg:x2="3.703cm" svg:y2="6.7cm" draw:start-shape="id36" draw:start-glue-point="1" draw:end-shape="id22" draw:end-glue-point="2" svg:d="M3300 7050h403v-350" svg:viewBox="0 0 404 351">
          <text:p/>
        </draw:connector>
        <draw:custom-shape draw:style-name="gr12" draw:text-style-name="P11" xml:id="id37" draw:id="id37" draw:layer="layout" svg:width="1.3cm" svg:height="0.4cm" svg:x="14.107cm" svg:y="5.4cm">
          <text:p text:style-name="P2"><text:span text:style-name="T6">Curr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38" draw:id="id38" draw:layer="layout" svg:width="1.3cm" svg:height="0.4cm" svg:x="14.107cm" svg:y="6.1cm">
          <text:p text:style-name="P2"><text:span text:style-name="T6">Curren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109cm" svg:y1="5.301cm" svg:x2="15.407cm" svg:y2="5.6cm" draw:start-shape="id8" draw:start-glue-point="8" draw:end-shape="id37" draw:end-glue-point="1" svg:d="M16109 5301v299h-702" svg:viewBox="0 0 703 300">
          <text:p/>
        </draw:connector>
        <draw:connector draw:style-name="gr8" draw:text-style-name="P5" draw:layer="layout" svg:x1="16.108cm" svg:y1="6.6cm" svg:x2="15.407cm" svg:y2="6.3cm" draw:start-shape="id2" draw:start-glue-point="4" draw:end-shape="id38" draw:end-glue-point="1" svg:d="M16108 6600v-300h-701" svg:viewBox="0 0 702 301">
          <text:p/>
        </draw:connector>
        <draw:connector draw:style-name="gr29" draw:text-style-name="P2" draw:layer="layout" svg:x1="7.61cm" svg:y1="7.698cm" svg:x2="8.453cm" svg:y2="8.198cm" draw:start-shape="id39" draw:start-glue-point="10" draw:end-shape="id28" draw:end-glue-point="0" svg:d="M7610 7698h843v500" svg:viewBox="0 0 844 501">
          <text:p/>
        </draw:connector>
        <draw:connector draw:style-name="gr30" draw:text-style-name="P2" draw:layer="layout" svg:x1="10.503cm" svg:y1="7.7cm" svg:x2="10.503cm" svg:y2="7.2cm" draw:start-shape="id27" draw:start-glue-point="4" draw:end-shape="id4" draw:end-glue-point="8" svg:d="M10503 7700v-500" svg:viewBox="0 0 1 501">
          <text:p/>
        </draw:connector>
        <draw:connector draw:style-name="gr31" draw:text-style-name="P2" draw:layer="layout" svg:x1="10.503cm" svg:y1="8.148cm" svg:x2="10.503cm" svg:y2="7.8cm" draw:start-shape="id31" draw:start-glue-point="0" draw:end-shape="id27" draw:end-glue-point="8" svg:d="M10503 8148v-348" svg:viewBox="0 0 1 349">
          <text:p/>
        </draw:connector>
        <draw:custom-shape draw:style-name="gr32" draw:text-style-name="P2" xml:id="id27" draw:id="id27" draw:layer="layout" svg:width="0.1cm" svg:height="0.1cm" svg:x="10.45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9" draw:id="id19" draw:layer="layout" svg:width="0.1cm" svg:height="0.1cm" svg:x="7.36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25" draw:id="id25" draw:layer="layout" svg:width="0.1cm" svg:height="0.1cm" svg:x="1.642cm" svg:y="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0.8cm" svg:height="0.649cm" svg:x="7.636cm" svg:y="4.548cm">
          <draw:text-box>
            <text:p text:style-name="P2"><text:span text:style-name="T6">+</text:span></text:p>
          </draw:text-box>
        </draw:frame>
        <draw:frame draw:style-name="gr34" draw:text-style-name="P13" draw:layer="layout" svg:width="0.8cm" svg:height="0.729cm" svg:x="7.707cm" svg:y="4.634cm">
          <draw:text-box>
            <text:p text:style-name="P2"><text:span text:style-name="T4">-</text:span></text:p>
          </draw:text-box>
        </draw:frame>
        <draw:frame draw:style-name="gr35" draw:text-style-name="P7" draw:layer="layout" svg:width="2.356cm" svg:height="1.039cm" svg:x="12.5cm" svg:y="3.3cm">
          <draw:text-box>
            <text:p><text:span text:style-name="T6">Left </text:span><text:span text:style-name="T6"><text:line-break/></text:span><text:span text:style-name="T6">velocity</text:span></text:p>
          </draw:text-box>
        </draw:frame>
        <draw:frame draw:style-name="gr36" draw:text-style-name="P7" draw:layer="layout" svg:width="2.589cm" svg:height="1.039cm" svg:x="12.511cm" svg:y="7.461cm">
          <draw:text-box>
            <text:p><text:span text:style-name="T6">Right </text:span><text:span text:style-name="T6"><text:line-break/></text:span><text:span text:style-name="T6">velocity</text:span></text:p>
          </draw:text-box>
        </draw:frame>
        <draw:custom-shape draw:style-name="gr27" draw:text-style-name="P4" xml:id="id40" draw:id="id40" draw:layer="layout" svg:width="1.3cm" svg:height="1.1cm" svg:x="15.507cm" svg:y="9.2cm">
          <draw:glue-point draw:id="4" svg:x="-5cm" svg:y="-2.763cm"/>
          <draw:glue-point draw:id="5" svg:x="-5cm" svg:y="2.763cm"/>
          <draw:glue-point draw:id="6" svg:x="5cm" svg:y="-2.272cm"/>
          <draw:glue-point draw:id="7" svg:x="5cm" svg:y="2.272cm"/>
          <text:p text:style-name="P2"><text:span text:style-name="T2">Pose</text:span></text:p>
          <text:p text:style-name="P2"><text:span text:style-name="T2">estimate</text:span></text:p>
          <draw:enhanced-geometry svg:viewBox="0 0 21600 21600" draw:mirror-vertical="false" draw:type="rectangle" draw:enhanced-path="M 0 0 L 21600 0 21600 21600 0 21600 0 0 Z N"/>
        </draw:custom-shape>
        <draw:connector draw:style-name="gr8" draw:text-style-name="P5" draw:layer="layout" draw:line-skew="-0.108cm" svg:x1="17.407cm" svg:y1="7.7cm" svg:x2="16.807cm" svg:y2="9.501cm" draw:start-shape="id14" draw:start-glue-point="1" draw:end-shape="id40" draw:end-glue-point="6" svg:d="M17407 7700h193v1801h-793" svg:viewBox="0 0 794 1802">
          <text:p/>
        </draw:connector>
        <draw:connector draw:style-name="gr8" draw:text-style-name="P5" draw:layer="layout" draw:line-skew="0.094cm" svg:x1="17.412cm" svg:y1="4.1cm" svg:x2="16.807cm" svg:y2="9.999cm" draw:start-shape="id17" draw:start-glue-point="1" draw:end-shape="id40" draw:end-glue-point="7" svg:d="M17412 4100h395v5899h-1000" svg:viewBox="0 0 1001 5900">
          <text:p/>
        </draw:connector>
        <draw:custom-shape draw:style-name="gr37" draw:text-style-name="P14" draw:layer="layout" svg:width="1.607cm" svg:height="0.8cm" svg:x="9.9cm" svg:y="3.1cm">
          <draw:glue-point draw:id="4" svg:x="-5cm" svg:y="-2.763cm"/>
          <draw:glue-point draw:id="5" svg:x="-5cm" svg:y="2.763cm"/>
          <draw:glue-point draw:id="6" svg:x="5cm" svg:y="-2.272cm"/>
          <draw:glue-point draw:id="7" svg:x="5cm" svg:y="2.272cm"/>
          <text:p text:style-name="P2"><text:span text:style-name="T2">Log</text:span></text:p>
          <text:p text:style-name="P2"><text:span text:style-name="T2">generate</text:span></text:p>
          <draw:enhanced-geometry svg:viewBox="0 0 21600 21600" draw:mirror-vertical="false" draw:type="rectangle" draw:enhanced-path="M 0 0 L 21600 0 21600 21600 0 21600 0 0 Z N"/>
        </draw:custom-shape>
        <draw:connector draw:style-name="gr24" draw:text-style-name="P5" draw:layer="layout" svg:x1="1.742cm" svg:y1="4.7cm" svg:x2="2.953cm" svg:y2="4.7cm" draw:start-shape="id25" draw:start-glue-point="10" draw:end-shape="id20" svg:d="M1742 4700h1211" svg:viewBox="0 0 1212 1">
          <text:p/>
        </draw:connector>
        <draw:custom-shape draw:style-name="gr32" draw:text-style-name="P2" xml:id="id41" draw:id="id41" draw:layer="layout" svg:width="0.1cm" svg:height="0.1cm" svg:x="8.056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8.106cm" svg:y1="5.75cm" svg:x2="8.11cm" svg:y2="5.102cm" draw:start-shape="id41" draw:start-glue-point="4" draw:end-shape="id12" draw:end-glue-point="8" svg:d="M8106 5750v-323h4v-325" svg:viewBox="0 0 5 649">
          <text:p/>
        </draw:connector>
        <draw:custom-shape draw:style-name="gr38" draw:text-style-name="P5" xml:id="id43" draw:id="id43" draw:layer="layout" svg:width="1.607cm" svg:height="1cm" svg:x="2.9cm" svg:y="7.5cm">
          <draw:glue-point draw:id="4" svg:x="5cm" svg:y="-2cm"/>
          <draw:glue-point draw:id="5" svg:x="5cm" svg:y="2cm"/>
          <text:p text:style-name="P2"><text:span text:style-name="T3">Line edge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3cm" svg:y1="9cm" svg:x2="3.703cm" svg:y2="8.5cm" draw:start-shape="id42" draw:start-glue-point="1" draw:end-shape="id43" draw:end-glue-point="2" svg:d="M3300 9000h403v-500" svg:viewBox="0 0 404 501">
          <text:p/>
        </draw:connector>
        <draw:custom-shape draw:style-name="gr38" draw:text-style-name="P5" xml:id="id45" draw:id="id45" draw:layer="layout" svg:width="1.607cm" svg:height="1cm" svg:x="2.9cm" svg:y="9.6cm">
          <draw:glue-point draw:id="4" svg:x="5cm" svg:y="-2cm"/>
          <draw:glue-point draw:id="5" svg:x="5cm" svg:y="2cm"/>
          <text:p text:style-name="P2"><text:span text:style-name="T3">Wall dist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xml:id="id44" draw:id="id44" draw:layer="layout" svg:width="1.9cm" svg:height="0.5cm" svg:x="2.753cm" svg:y="10.9cm">
          <text:p text:style-name="P2"><text:span text:style-name="T6">IR distanc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703cm" svg:y1="10.9cm" svg:x2="3.703cm" svg:y2="10.6cm" draw:start-shape="id44" draw:start-glue-point="0" draw:end-shape="id45" draw:end-glue-point="2" svg:d="M3703 10900v-300" svg:viewBox="0 0 1 301">
          <text:p/>
        </draw:connector>
        <draw:custom-shape draw:style-name="gr18" draw:text-style-name="P5" xml:id="id46" draw:id="id46" draw:layer="layout" svg:width="0.2cm" svg:height="0.2cm" svg:x="5.512cm" svg:y="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7" draw:id="id47" draw:layer="layout" svg:width="0.2cm" svg:height="0.2cm" svg:x="5.512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line-skew="-0.109cm" svg:x1="4.507cm" svg:y1="8cm" svg:x2="5.512cm" svg:y2="6.498cm" draw:start-shape="id43" draw:start-glue-point="1" draw:end-shape="id46" draw:end-glue-point="6" svg:d="M4507 8000h393v-1502h612" svg:viewBox="0 0 1006 1503">
          <text:p/>
        </draw:connector>
        <draw:connector draw:style-name="gr21" draw:text-style-name="P5" draw:layer="layout" draw:line-skew="0.091cm" svg:x1="4.507cm" svg:y1="10.1cm" svg:x2="5.512cm" svg:y2="6.998cm" draw:start-shape="id45" draw:start-glue-point="1" draw:end-shape="id47" draw:end-glue-point="6" svg:d="M4507 10100h593v-3102h412" svg:viewBox="0 0 1006 3103">
          <text:p/>
        </draw:connector>
        <draw:custom-shape draw:style-name="gr5" draw:text-style-name="P5" xml:id="id48" draw:id="id48" draw:layer="layout" svg:width="1.5cm" svg:height="1cm" svg:x="5.551cm" svg:y="8.148cm">
          <draw:glue-point draw:id="4" svg:x="5cm" svg:y="-2cm"/>
          <draw:glue-point draw:id="5" svg:x="5cm" svg:y="2cm"/>
          <text:p text:style-name="P2"><text:span text:style-name="T3">Position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9" draw:id="id39" draw:layer="layout" svg:width="0.4cm" svg:height="0.4cm" svg:x="7.21cm" svg:y="7.498cm">
          <text:p text:style-name="P2"><text:span text:style-name="T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svg:x1="7.21cm" svg:y1="7.698cm" svg:x2="6.301cm" svg:y2="8.148cm" draw:start-shape="id39" draw:start-glue-point="6" draw:end-shape="id48" svg:d="M7210 7698h-909v450" svg:viewBox="0 0 910 451">
          <text:p/>
        </draw:connector>
        <draw:connector draw:style-name="gr40" draw:text-style-name="P2" draw:layer="layout" svg:x1="7.41cm" svg:y1="7.05cm" svg:x2="7.41cm" svg:y2="7.498cm" draw:start-shape="id19" draw:start-glue-point="8" draw:end-shape="id39" draw:end-glue-point="4" svg:d="M7410 7050v448" svg:viewBox="0 0 1 449">
          <text:p/>
        </draw:connector>
        <draw:custom-shape draw:style-name="gr41" draw:text-style-name="P10" xml:id="id49" draw:id="id49" draw:layer="layout" svg:width="1.4cm" svg:height="0.8cm" svg:x="5.601cm" svg:y="10.2cm">
          <text:p text:style-name="P2"><text:span text:style-name="T6">Driven</text:span></text:p>
          <text:p text:style-name="P2"><text:span text:style-name="T6">distance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6.301cm" svg:y1="9.148cm" svg:x2="6.301cm" svg:y2="10.2cm" draw:start-shape="id48" draw:start-glue-point="2" draw:end-shape="id49" svg:d="M6301 9148v1052" svg:viewBox="0 0 1 1053">
          <text:p/>
        </draw:connector>
        <draw:connector draw:style-name="gr42" draw:text-style-name="P2" draw:layer="layout" svg:x1="7.051cm" svg:y1="8.648cm" svg:x2="7.753cm" svg:y2="8.648cm" draw:start-shape="id48" draw:start-glue-point="1" draw:end-shape="id28" draw:end-glue-point="3" svg:d="M7051 8648h702" svg:viewBox="0 0 703 1">
          <text:p/>
        </draw:connector>
        <draw:connector draw:style-name="gr43" draw:text-style-name="P5" draw:layer="layout" svg:x1="4.553cm" svg:y1="3.35cm" svg:x2="9.309cm" svg:y2="4.401cm" draw:start-shape="id26" draw:start-glue-point="1" draw:end-shape="id11" draw:end-glue-point="0" svg:d="M4553 3350h4756v1051" svg:viewBox="0 0 4757 1052">
          <text:p/>
        </draw:connector>
        <draw:connector draw:style-name="gr44" draw:text-style-name="P2" draw:layer="layout" svg:x1="4.545cm" svg:y1="3.599cm" svg:x2="6.108cm" svg:y2="5.801cm" draw:start-shape="id26" draw:start-glue-point="4" draw:end-shape="id50" draw:end-glue-point="1" svg:d="M4545 3599h1563v2202" svg:viewBox="0 0 1564 2203">
          <text:p/>
        </draw:connector>
        <draw:connector draw:style-name="gr45" draw:text-style-name="P2" draw:layer="layout" svg:x1="9.309cm" svg:y1="5.401cm" svg:x2="9.308cm" svg:y2="6.5cm" draw:start-shape="id11" draw:start-glue-point="2" draw:end-shape="id5" draw:end-glue-point="0" svg:d="M9309 5401v550h-1v549" svg:viewBox="0 0 2 1100">
          <text:p/>
        </draw:connector>
        <draw:connector draw:style-name="gr24" draw:text-style-name="P5" draw:layer="layout" svg:x1="1.692cm" svg:y1="6.251cm" svg:x2="2.9cm" svg:y2="8cm" draw:start-shape="id51" draw:start-glue-point="8" draw:end-shape="id43" draw:end-glue-point="3" svg:d="M1692 6251v1749h1208" svg:viewBox="0 0 1209 1750">
          <text:p/>
        </draw:connector>
        <draw:custom-shape draw:style-name="gr32" draw:text-style-name="P2" xml:id="id51" draw:id="id51" draw:layer="layout" svg:width="0.1cm" svg:height="0.1cm" svg:x="1.642cm" svg:y="6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svg:x1="1.692cm" svg:y1="8.051cm" svg:x2="2.9cm" svg:y2="10.1cm" draw:start-shape="id52" draw:start-glue-point="8" draw:end-shape="id45" draw:end-glue-point="3" svg:d="M1692 8051v2049h1208" svg:viewBox="0 0 1209 2050">
          <text:p/>
        </draw:connector>
        <draw:custom-shape draw:style-name="gr32" draw:text-style-name="P2" xml:id="id52" draw:id="id52" draw:layer="layout" svg:width="0.1cm" svg:height="0.1cm" svg:x="1.642cm" svg:y="7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xml:id="id36" draw:id="id36" draw:layer="layout" svg:width="1.4cm" svg:height="0.5cm" svg:x="1.9cm" svg:y="6.8cm">
          <text:p text:style-name="P2"><text:span text:style-name="T6">Head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1" xml:id="id42" draw:id="id42" draw:layer="layout" svg:width="1.4cm" svg:height="0.8cm" svg:x="1.9cm" svg:y="8.6cm">
          <text:p text:style-name="P2"><text:span text:style-name="T6">Line</text:span></text:p>
          <text:p text:style-name="P2"><text:span text:style-name="T6">edge</text:span></text:p>
          <draw:enhanced-geometry svg:viewBox="0 0 21600 21600" draw:type="rectangle" draw:enhanced-path="M 0 0 L 21600 0 21600 21600 0 21600 0 0 Z N"/>
        </draw:custom-shape>
        <draw:connector draw:style-name="gr48" draw:text-style-name="P5" draw:layer="layout" svg:x1="9.153cm" svg:y1="8.648cm" svg:x2="9.753cm" svg:y2="8.648cm" draw:start-shape="id28" draw:start-glue-point="1" draw:end-shape="id31" draw:end-glue-point="3" svg:d="M9153 8648h600" svg:viewBox="0 0 601 1">
          <text:p/>
        </draw:connector>
        <draw:custom-shape draw:style-name="gr5" draw:text-style-name="P5" xml:id="id30" draw:id="id30" draw:layer="layout" svg:width="1.5cm" svg:height="1cm" svg:x="9.753cm" svg:y="10.098cm">
          <draw:glue-point draw:id="4" svg:x="5cm" svg:y="-2cm"/>
          <draw:glue-point draw:id="5" svg:x="5cm" svg:y="2cm"/>
          <draw:glue-point draw:id="6" svg:x="-2.686cm" svg:y="5.01cm"/>
          <draw:glue-point draw:id="7" svg:x="-2.686cm" svg:y="-4.98cm"/>
          <text:p text:style-name="P2"><text:span text:style-name="T3">Velocity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9.203cm" svg:y1="10.598cm" svg:x2="9.753cm" svg:y2="10.598cm" draw:start-shape="id29" draw:start-glue-point="1" draw:end-shape="id30" draw:end-glue-point="3" svg:d="M9203 10598h550" svg:viewBox="0 0 551 1">
          <text:p/>
        </draw:connector>
        <draw:connector draw:style-name="gr29" draw:text-style-name="P2" draw:layer="layout" svg:x1="7.703cm" svg:y1="10.598cm" svg:x2="7.001cm" svg:y2="10.6cm" draw:start-shape="id29" draw:end-shape="id49" draw:end-glue-point="1" svg:d="M7703 10598h-351v2h-351" svg:viewBox="0 0 703 3">
          <text:p/>
        </draw:connector>
        <draw:connector draw:style-name="gr25" draw:text-style-name="P5" draw:layer="layout" svg:x1="8.852cm" svg:y1="9.098cm" svg:x2="10.101cm" svg:y2="10.1cm" draw:start-shape="id28" draw:start-glue-point="6" draw:end-shape="id30" draw:end-glue-point="7" svg:d="M8852 9098v500h1249v502" svg:viewBox="0 0 1250 1003">
          <text:p/>
        </draw:connector>
        <draw:connector draw:style-name="gr45" draw:text-style-name="P2" draw:layer="layout" svg:x1="12.559cm" svg:y1="5.401cm" svg:x2="12.558cm" svg:y2="6.5cm" draw:start-shape="id9" draw:start-glue-point="2" draw:end-shape="id3" draw:end-glue-point="0" svg:d="M12559 5401v550h-1v549" svg:viewBox="0 0 2 1100">
          <text:p/>
        </draw:connector>
        <draw:frame draw:style-name="gr49" draw:text-style-name="P13" draw:layer="layout" svg:width="6.666cm" svg:height="0.962cm" svg:x="6.384cm" svg:y="14cm">
          <draw:text-box>
            <text:p>Velocity control based</text:p>
          </draw:text-box>
        </draw:frame>
      </draw:page>
      <draw:page draw:name="page2" draw:style-name="dp1" draw:master-page-name="Default">
        <draw:connector draw:style-name="gr42" draw:text-style-name="P2" draw:layer="layout" svg:x1="6.5cm" svg:y1="9.899cm" svg:x2="6.201cm" svg:y2="3.8cm" draw:start-shape="id53" draw:start-glue-point="3" draw:end-shape="id54" draw:end-glue-point="7" svg:d="M6500 9899h-301v-3299h2v-2800" svg:viewBox="0 0 302 6100">
          <text:p/>
        </draw:connector>
        <draw:connector draw:style-name="gr25" draw:text-style-name="P5" draw:layer="layout" svg:x1="6.703cm" svg:y1="3.8cm" svg:x2="8.35cm" svg:y2="6.4cm" draw:start-shape="id54" draw:start-glue-point="2" draw:end-shape="id55" draw:end-glue-point="3" svg:d="M6703 3800v2600h1647" svg:viewBox="0 0 1648 2601">
          <text:p/>
        </draw:connector>
        <draw:connector draw:style-name="gr50" draw:text-style-name="P5" draw:layer="layout" svg:x1="6.401cm" svg:y1="3.8cm" svg:x2="6.9cm" svg:y2="8.5cm" draw:start-shape="id54" draw:start-glue-point="8" draw:end-shape="id56" draw:end-glue-point="6" svg:d="M6401 3800v4700h499" svg:viewBox="0 0 500 4701">
          <text:p/>
        </draw:connector>
        <draw:custom-shape draw:style-name="gr51" draw:text-style-name="P15" draw:layer="layout" svg:width="0.7cm" svg:height="0.1cm" svg:x="6.1cm" svg:y="4.6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12.207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8" draw:id="id58" draw:layer="layout" svg:width="0.8cm" svg:height="0.8cm" svg:x="15.708cm" svg:y="6.6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7" draw:id="id57" draw:layer="layout" svg:width="1.2cm" svg:height="0.6cm" svg:x="14.108cm" svg:y="6.7cm">
          <text:p text:style-name="P2"><text:span text:style-name="T2">PWM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308cm" svg:y1="7cm" svg:x2="15.708cm" svg:y2="7cm" draw:start-shape="id57" draw:start-glue-point="1" draw:end-shape="id58" draw:end-glue-point="6" svg:d="M15308 7000h400" svg:viewBox="0 0 401 1">
          <text:p/>
        </draw:connector>
        <draw:custom-shape draw:style-name="gr5" draw:text-style-name="P5" xml:id="id59" draw:id="id59" draw:layer="layout" svg:width="1.5cm" svg:height="1cm" svg:x="12.108cm" svg:y="6.5cm">
          <draw:glue-point draw:id="4" svg:x="-2.386cm" svg:y="-5cm"/>
          <text:p text:style-name="P2"><text:span text:style-name="T3">Current</text:span></text:p>
          <text:p text:style-name="P2"><text:span text:style-name="T3">Right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svg:x1="13.608cm" svg:y1="7cm" svg:x2="14.108cm" svg:y2="7cm" draw:start-shape="id59" draw:start-glue-point="1" draw:end-shape="id57" draw:end-glue-point="3" svg:d="M13608 7000h500" svg:viewBox="0 0 501 1">
          <text:p/>
        </draw:connector>
        <draw:custom-shape draw:style-name="gr7" draw:text-style-name="P5" xml:id="id60" draw:id="id60" draw:layer="layout" svg:width="0.4cm" svg:height="0.4cm" svg:x="11.009cm" svg:y="6.8cm">
          <text:p text:style-name="P2"><text:span text:style-name="T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1.409cm" svg:y1="7cm" svg:x2="12.108cm" svg:y2="7cm" draw:start-shape="id60" draw:start-glue-point="10" draw:end-shape="id59" draw:end-glue-point="3" svg:d="M11409 7000h699" svg:viewBox="0 0 700 1">
          <text:p/>
        </draw:connector>
        <draw:custom-shape draw:style-name="gr2" draw:text-style-name="P3" xml:id="id62" draw:id="id62" draw:layer="layout" svg:width="0.8cm" svg:height="0.8cm" svg:x="15.709cm" svg:y="4.201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1" draw:id="id61" draw:layer="layout" svg:width="1.2cm" svg:height="0.6cm" svg:x="14.109cm" svg:y="4.301cm">
          <text:p text:style-name="P2"><text:span text:style-name="T2">PWM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309cm" svg:y1="4.601cm" svg:x2="15.709cm" svg:y2="4.601cm" draw:start-shape="id61" draw:start-glue-point="1" draw:end-shape="id62" draw:end-glue-point="6" svg:d="M15309 4601h400" svg:viewBox="0 0 401 1">
          <text:p/>
        </draw:connector>
        <draw:custom-shape draw:style-name="gr5" draw:text-style-name="P5" xml:id="id63" draw:id="id63" draw:layer="layout" svg:width="1.5cm" svg:height="1cm" svg:x="12.109cm" svg:y="4.101cm">
          <draw:glue-point draw:id="4" svg:x="-2.393cm" svg:y="4.99cm"/>
          <text:p text:style-name="P2"><text:span text:style-name="T3">Current</text:span></text:p>
          <text:p text:style-name="P2"><text:span text:style-name="T3">Lef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609cm" svg:y1="4.601cm" svg:x2="14.109cm" svg:y2="4.601cm" draw:start-shape="id63" draw:start-glue-point="1" draw:end-shape="id61" draw:end-glue-point="3" svg:d="M13609 4601h500" svg:viewBox="0 0 501 1">
          <text:p/>
        </draw:connector>
        <draw:custom-shape draw:style-name="gr9" draw:text-style-name="P4" xml:id="id56" draw:id="id56" draw:layer="layout" svg:width="1cm" svg:height="1cm" svg:x="6.9cm" svg:y="7.774cm">
          <draw:glue-point draw:id="4" svg:x="3cm" svg:y="5.01cm"/>
          <draw:glue-point draw:id="5" svg:x="-2cm" svg:y="5.01cm"/>
          <draw:glue-point draw:id="6" svg:x="-5cm" svg:y="2.26cm"/>
          <text:p text:style-name="P2"><text:span text:style-name="T3">Acc</text:span></text:p>
          <text:p text:style-name="P2"><text:span text:style-name="T3">Limi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64" draw:id="id64" draw:layer="layout" svg:width="0.4cm" svg:height="0.4cm" svg:x="11.01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1.41cm" svg:y1="4.602cm" svg:x2="12.109cm" svg:y2="4.601cm" draw:start-shape="id64" draw:start-glue-point="10" draw:end-shape="id63" svg:d="M11410 4602h350v-1h349" svg:viewBox="0 0 700 2">
          <text:p/>
        </draw:connector>
        <draw:connector draw:style-name="gr8" draw:text-style-name="P5" draw:layer="layout" svg:x1="14.107cm" svg:y1="6.1cm" svg:x2="12.858cm" svg:y2="6.5cm" draw:start-shape="id65" draw:start-glue-point="3" draw:end-shape="id59" draw:end-glue-point="0" svg:d="M14107 6100h-1249v400" svg:viewBox="0 0 1250 401">
          <text:p/>
        </draw:connector>
        <draw:connector draw:style-name="gr8" draw:text-style-name="P5" draw:layer="layout" svg:x1="16.508cm" svg:y1="7cm" svg:x2="16.757cm" svg:y2="7.6cm" draw:start-shape="id58" draw:start-glue-point="10" draw:end-shape="id66" draw:end-glue-point="0" svg:d="M16508 7000h249v600" svg:viewBox="0 0 250 601">
          <text:p/>
        </draw:connector>
        <draw:custom-shape draw:style-name="gr12" draw:text-style-name="P6" xml:id="id66" draw:id="id66" draw:layer="layout" svg:width="1.3cm" svg:height="0.4cm" svg:x="16.107cm" svg:y="7.6cm">
          <text:p text:style-name="P2"><text:span text:style-name="T2">encod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107cm" svg:y1="7.8cm" svg:x2="15.956cm" svg:y2="8.2cm" draw:start-shape="id66" draw:start-glue-point="3" draw:end-shape="id67" draw:end-glue-point="0" svg:d="M16107 7800h-151v400" svg:viewBox="0 0 152 401">
          <text:p/>
        </draw:connector>
        <draw:custom-shape draw:style-name="gr53" draw:text-style-name="P4" xml:id="id67" draw:id="id67" draw:layer="layout" svg:width="2.112cm" svg:height="0.4cm" svg:x="14.9cm" svg:y="8.2cm">
          <text:p text:style-name="P2"><text:span text:style-name="T5">Δ</text:span><text:span text:style-name="T2">t</text:span><text:span text:style-name="T5">→</text:span><text:span text:style-name="T2">velocity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107cm" svg:y1="5.5cm" svg:x2="12.859cm" svg:y2="5.101cm" draw:start-shape="id68" draw:start-glue-point="3" draw:end-shape="id63" draw:end-glue-point="2" svg:d="M14107 5500h-1248v-399" svg:viewBox="0 0 1249 400">
          <text:p/>
        </draw:connector>
        <draw:connector draw:style-name="gr8" draw:text-style-name="P5" draw:layer="layout" svg:x1="16.112cm" svg:y1="3.8cm" svg:x2="15.906cm" svg:y2="3.4cm" draw:start-shape="id69" draw:start-glue-point="3" draw:end-shape="id70" draw:end-glue-point="2" svg:d="M16112 3800h-206v-400" svg:viewBox="0 0 207 401">
          <text:p/>
        </draw:connector>
        <draw:custom-shape draw:style-name="gr54" draw:text-style-name="P4" xml:id="id70" draw:id="id70" draw:layer="layout" svg:width="2.212cm" svg:height="0.4cm" svg:x="14.8cm" svg:y="3cm">
          <text:p text:style-name="P2"><text:span text:style-name="T5">Δ</text:span><text:span text:style-name="T2">t</text:span><text:span text:style-name="T5">→</text:span><text:span text:style-name="T2">veloc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69" draw:id="id69" draw:layer="layout" svg:width="1.3cm" svg:height="0.4cm" svg:x="16.112cm" svg:y="3.6cm">
          <text:p text:style-name="P2"><text:span text:style-name="T2">encod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509cm" svg:y1="4.601cm" svg:x2="16.762cm" svg:y2="4cm" draw:start-shape="id62" draw:start-glue-point="10" draw:end-shape="id69" draw:end-glue-point="2" svg:d="M16509 4601h253v-601" svg:viewBox="0 0 254 602">
          <text:p/>
        </draw:connector>
        <draw:frame draw:style-name="gr14" draw:text-style-name="P7" draw:layer="layout" svg:width="1.086cm" svg:height="0.649cm" svg:x="16.107cm" svg:y="4.8cm">
          <draw:text-box>
            <text:p><text:span text:style-name="T6">Left</text:span></text:p>
          </draw:text-box>
        </draw:frame>
        <draw:frame draw:style-name="gr15" draw:text-style-name="P7" draw:layer="layout" svg:width="1.319cm" svg:height="0.649cm" svg:x="16.107cm" svg:y="6.251cm">
          <draw:text-box>
            <text:p><text:span text:style-name="T6">Right</text:span></text:p>
          </draw:text-box>
        </draw:frame>
        <draw:custom-shape draw:style-name="gr16" draw:text-style-name="P8" xml:id="id76" draw:id="id76" draw:layer="layout" svg:width="1.4cm" svg:height="0.9cm" svg:x="10cm" svg:y="9.449cm">
          <draw:glue-point draw:id="4" svg:x="5.007cm" svg:y="-2.2cm"/>
          <draw:glue-point draw:id="5" svg:x="2.478cm" svg:y="-4.422cm"/>
          <draw:glue-point draw:id="6" svg:x="2.857cm" svg:y="5cm"/>
          <text:p text:style-name="P2"><text:span text:style-name="T6">Mission </text:span></text:p>
          <text:p text:style-name="P2"><text:span text:style-name="T6">scrip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0.54cm" svg:y1="6.35cm" svg:x2="11.01cm" svg:y2="4.602cm" draw:start-shape="id71" draw:start-glue-point="4" draw:end-shape="id64" draw:end-glue-point="6" svg:d="M10540 6350v-1748h470" svg:viewBox="0 0 471 1749">
          <text:p/>
        </draw:connector>
        <draw:connector draw:style-name="gr17" draw:text-style-name="P5" draw:layer="layout" svg:x1="11.009cm" svg:y1="7cm" svg:x2="10.54cm" svg:y2="6.45cm" draw:start-shape="id60" draw:start-glue-point="6" draw:end-shape="id71" draw:end-glue-point="8" svg:d="M11009 7000h-469v-550" svg:viewBox="0 0 470 551">
          <text:p/>
        </draw:connector>
        <draw:custom-shape draw:style-name="gr55" draw:text-style-name="P5" xml:id="id72" draw:id="id72" draw:layer="layout" svg:width="1.653cm" svg:height="1cm" svg:x="3.3cm" svg:y="4.7cm">
          <draw:glue-point draw:id="4" svg:x="5cm" svg:y="-2cm"/>
          <draw:glue-point draw:id="5" svg:x="5cm" svg:y="2cm"/>
          <text:p text:style-name="P2"><text:span text:style-name="T3">Line edge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4.953cm" svg:y1="5.2cm" svg:x2="5.8cm" svg:y2="5.2cm" draw:start-shape="id72" draw:start-glue-point="1" draw:end-shape="id73" draw:end-glue-point="6" svg:d="M4953 5200h847" svg:viewBox="0 0 848 1">
          <text:p/>
        </draw:connector>
        <draw:connector draw:style-name="gr8" draw:text-style-name="P5" draw:layer="layout" svg:x1="11.206cm" svg:y1="5.675cm" svg:x2="11.209cm" svg:y2="6.8cm" draw:start-shape="id74" draw:start-glue-point="8" draw:end-shape="id60" draw:end-glue-point="4" svg:d="M11206 5675v563h3v562" svg:viewBox="0 0 4 1126">
          <text:p/>
        </draw:connector>
        <draw:custom-shape draw:style-name="gr22" draw:text-style-name="P8" xml:id="id54" draw:id="id54" draw:layer="layout" svg:width="1.7cm" svg:height="0.9cm" svg:x="5.853cm" svg:y="2.9cm">
          <draw:glue-point draw:id="4" svg:x="4.958cm" svg:y="2.777cm"/>
          <draw:glue-point draw:id="5" svg:x="-5.005cm" svg:y="2.777cm"/>
          <draw:glue-point draw:id="6" svg:x="-4.135cm" svg:y="5cm"/>
          <draw:glue-point draw:id="7" svg:x="-2.958cm" svg:y="5cm"/>
          <draw:glue-point draw:id="8" svg:x="-1.782cm" svg:y="5cm"/>
          <draw:glue-point draw:id="9" svg:x="1.158cm" svg:y="5cm"/>
          <draw:glue-point draw:id="10" svg:x="2.335cm" svg:y="5cm"/>
          <text:p text:style-name="P2"><text:span text:style-name="T6">Mission </text:span></text:p>
          <text:p text:style-name="P2"><text:span text:style-name="T6">script</text:span>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2.192cm" svg:y1="4.225cm" svg:x2="5.853cm" svg:y2="3.35cm" draw:start-shape="id75" draw:start-glue-point="4" draw:end-shape="id54" draw:end-glue-point="3" svg:d="M2192 4225v-875h3661" svg:viewBox="0 0 3662 876">
          <text:p/>
        </draw:connector>
        <draw:connector draw:style-name="gr24" draw:text-style-name="P5" draw:layer="layout" svg:x1="2.192cm" svg:y1="4.325cm" svg:x2="3.3cm" svg:y2="5.2cm" draw:start-shape="id75" draw:start-glue-point="8" draw:end-shape="id72" draw:end-glue-point="3" svg:d="M2192 4325v875h1108" svg:viewBox="0 0 1109 876">
          <text:p/>
        </draw:connector>
        <draw:custom-shape draw:style-name="gr5" draw:text-style-name="P5" xml:id="id79" draw:id="id79" draw:layer="layout" svg:width="1.5cm" svg:height="1cm" svg:x="10.453cm" svg:y="7.774cm">
          <draw:glue-point draw:id="4" svg:x="5cm" svg:y="-2cm"/>
          <draw:glue-point draw:id="5" svg:x="5cm" svg:y="2cm"/>
          <draw:glue-point draw:id="6" svg:x="2.333cm" svg:y="5.01cm"/>
          <draw:glue-point draw:id="7" svg:x="-2.38cm" svg:y="5.01cm"/>
          <text:p text:style-name="P2"><text:span text:style-name="T3">Balance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svg:x1="10cm" svg:y1="9.899cm" svg:x2="9.603cm" svg:y2="9.899cm" draw:start-shape="id76" draw:start-glue-point="3" draw:end-shape="id77" draw:end-glue-point="1" svg:d="M10000 9899h-397" svg:viewBox="0 0 398 1">
          <text:p/>
        </draw:connector>
        <draw:connector draw:style-name="gr8" draw:text-style-name="P5" draw:layer="layout" svg:x1="9.85cm" svg:y1="8.274cm" svg:x2="10.453cm" svg:y2="8.274cm" draw:start-shape="id78" draw:start-glue-point="1" draw:end-shape="id79" draw:end-glue-point="3" svg:d="M9850 8274h603" svg:viewBox="0 0 604 1">
          <text:p/>
        </draw:connector>
        <draw:custom-shape draw:style-name="gr12" draw:text-style-name="P6" xml:id="id80" draw:id="id80" draw:layer="layout" svg:width="1.3cm" svg:height="0.4cm" svg:x="12.307cm" svg:y="9.243cm">
          <text:p text:style-name="P2"><text:span text:style-name="T2">Gyro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xml:id="id82" draw:id="id82" draw:layer="layout" svg:width="1.3cm" svg:height="0.403cm" svg:x="12.307cm" svg:y="9.853cm">
          <text:p text:style-name="P2"><text:span text:style-name="T2">Acc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xml:id="id81" draw:id="id81" draw:layer="layout" svg:width="0.793cm" svg:height="1.1cm" svg:x="14.207cm" svg:y="9.2cm">
          <draw:glue-point draw:id="4" svg:x="-5cm" svg:y="-2.777cm"/>
          <draw:glue-point draw:id="5" svg:x="-5cm" svg:y="2.777cm"/>
          <text:p text:style-name="P2"><text:span text:style-name="T2">Til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607cm" svg:y1="9.443cm" svg:x2="14.207cm" svg:y2="9.445cm" draw:start-shape="id80" draw:start-glue-point="1" draw:end-shape="id81" draw:end-glue-point="4" svg:d="M13607 9443h300v2h300" svg:viewBox="0 0 601 3">
          <text:p/>
        </draw:connector>
        <draw:connector draw:style-name="gr8" draw:text-style-name="P5" draw:layer="layout" svg:x1="13.607cm" svg:y1="10.054cm" svg:x2="14.207cm" svg:y2="10.055cm" draw:start-shape="id82" draw:start-glue-point="1" draw:end-shape="id81" draw:end-glue-point="5" svg:d="M13607 10054h300v1h300" svg:viewBox="0 0 601 2">
          <text:p/>
        </draw:connector>
        <draw:connector draw:style-name="gr8" draw:text-style-name="P5" draw:layer="layout" svg:x1="14.603cm" svg:y1="9.2cm" svg:x2="11.953cm" svg:y2="8.274cm" draw:start-shape="id81" draw:start-glue-point="0" draw:end-shape="id79" draw:end-glue-point="1" svg:d="M14603 9200v-926h-2650" svg:viewBox="0 0 2651 927">
          <text:p/>
        </draw:connector>
        <draw:connector draw:style-name="gr8" draw:text-style-name="P5" draw:layer="layout" svg:x1="12.307cm" svg:y1="9.443cm" svg:x2="11.552cm" svg:y2="8.774cm" draw:start-shape="id80" draw:start-glue-point="3" draw:end-shape="id79" draw:end-glue-point="6" svg:d="M12307 9443h-755v-669" svg:viewBox="0 0 756 670">
          <text:p/>
        </draw:connector>
        <draw:custom-shape draw:style-name="gr57" draw:text-style-name="P10" xml:id="id83" draw:id="id83" draw:layer="layout" svg:width="1.307cm" svg:height="0.5cm" svg:x="7.547cm" svg:y="7cm">
          <draw:glue-point draw:id="4" svg:x="-5.009cm" svg:y="-5.02cm"/>
          <text:p text:style-name="P2"><text:span text:style-name="T6">velocity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8.854cm" svg:y1="7.25cm" svg:x2="9.1cm" svg:y2="7.774cm" draw:start-shape="id83" draw:start-glue-point="1" draw:end-shape="id78" draw:end-glue-point="0" svg:d="M8854 7250h246v524" svg:viewBox="0 0 247 525">
          <text:p/>
        </draw:connector>
        <draw:connector draw:style-name="gr8" draw:text-style-name="P5" draw:layer="layout" svg:x1="3.7cm" svg:y1="8.25cm" svg:x2="4.203cm" svg:y2="7.8cm" draw:start-shape="id84" draw:start-glue-point="1" draw:end-shape="id85" draw:end-glue-point="2" svg:d="M3700 8250h503v-450" svg:viewBox="0 0 504 451">
          <text:p/>
        </draw:connector>
        <draw:custom-shape draw:style-name="gr12" draw:text-style-name="P11" xml:id="id68" draw:id="id68" draw:layer="layout" svg:width="1.3cm" svg:height="0.4cm" svg:x="14.107cm" svg:y="5.3cm">
          <text:p text:style-name="P2"><text:span text:style-name="T6">Curr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65" draw:id="id65" draw:layer="layout" svg:width="1.3cm" svg:height="0.4cm" svg:x="14.107cm" svg:y="5.9cm">
          <text:p text:style-name="P2"><text:span text:style-name="T6">Current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6.109cm" svg:y1="5.001cm" svg:x2="15.407cm" svg:y2="5.5cm" draw:start-shape="id62" draw:start-glue-point="8" draw:end-shape="id68" draw:end-glue-point="1" svg:d="M16109 5001v499h-702" svg:viewBox="0 0 703 500">
          <text:p/>
        </draw:connector>
        <draw:connector draw:style-name="gr8" draw:text-style-name="P5" draw:layer="layout" svg:x1="16.108cm" svg:y1="6.6cm" svg:x2="15.407cm" svg:y2="6.1cm" draw:start-shape="id58" draw:start-glue-point="4" draw:end-shape="id65" draw:end-glue-point="1" svg:d="M16108 6600v-500h-701" svg:viewBox="0 0 702 501">
          <text:p/>
        </draw:connector>
        <draw:connector draw:style-name="gr29" draw:text-style-name="P2" draw:layer="layout" svg:x1="8.35cm" svg:y1="6.7cm" svg:x2="7.4cm" svg:y2="7.774cm" draw:start-shape="id55" draw:start-glue-point="9" draw:end-shape="id56" draw:end-glue-point="0" svg:d="M8350 6700h-950v1074" svg:viewBox="0 0 951 1075">
          <text:p/>
        </draw:connector>
        <draw:connector draw:style-name="gr31" draw:text-style-name="P2" draw:layer="layout" svg:x1="11.203cm" svg:y1="7.774cm" svg:x2="10.54cm" svg:y2="7.05cm" draw:start-shape="id79" draw:start-glue-point="0" draw:end-shape="id86" draw:end-glue-point="8" svg:d="M11203 7774v-361h-663v-363" svg:viewBox="0 0 664 725">
          <text:p/>
        </draw:connector>
        <draw:custom-shape draw:style-name="gr32" draw:text-style-name="P2" xml:id="id86" draw:id="id86" draw:layer="layout" svg:width="0.1cm" svg:height="0.1cm" svg:x="10.49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2" xml:id="id71" draw:id="id71" draw:layer="layout" svg:width="0.1cm" svg:height="0.1cm" svg:x="10.49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75" draw:id="id75" draw:layer="layout" svg:width="0.1cm" svg:height="0.1cm" svg:x="2.142cm" svg:y="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0.8cm" svg:height="0.649cm" svg:x="10.736cm" svg:y="4.248cm">
          <draw:text-box>
            <text:p text:style-name="P2"><text:span text:style-name="T6">+</text:span></text:p>
          </draw:text-box>
        </draw:frame>
        <draw:frame draw:style-name="gr34" draw:text-style-name="P16" draw:layer="layout" svg:width="0.8cm" svg:height="0.729cm" svg:x="10.807cm" svg:y="4.334cm">
          <draw:text-box>
            <text:p text:style-name="P2"><text:span text:style-name="T4">-</text:span></text:p>
          </draw:text-box>
        </draw:frame>
        <draw:custom-shape draw:style-name="gr58" draw:text-style-name="P18" xml:id="id87" draw:id="id87" draw:layer="layout" svg:width="1.8cm" svg:height="2cm" svg:x="15.2cm" svg:y="8.8cm">
          <draw:glue-point draw:id="4" svg:x="-5cm" svg:y="-2.763cm"/>
          <draw:glue-point draw:id="5" svg:x="-5cm" svg:y="2.763cm"/>
          <draw:glue-point draw:id="6" svg:x="5cm" svg:y="-2.272cm"/>
          <draw:glue-point draw:id="7" svg:x="5cm" svg:y="2.272cm"/>
          <text:p text:style-name="P17"><text:span text:style-name="T2">Pose:</text:span><text:span text:style-name="T2"><text:line-break/></text:span><text:span text:style-name="T7">-position</text:span><text:span text:style-name="T7"><text:line-break/></text:span><text:span text:style-name="T7">-heading</text:span><text:span text:style-name="T7"><text:line-break/></text:span><text:span text:style-name="T7">-velocity</text:span><text:span text:style-name="T7"><text:line-break/></text:span><text:span text:style-name="T7">-turn radius</text:span><text:span text:style-name="T7"><text:line-break/></text:span><text:span text:style-name="T7">-distance</text:span></text:p>
          <draw:enhanced-geometry svg:viewBox="0 0 21600 21600" draw:mirror-vertical="false" draw:type="rectangle" draw:enhanced-path="M 0 0 L 21600 0 21600 21600 0 21600 0 0 Z N"/>
        </draw:custom-shape>
        <draw:connector draw:style-name="gr8" draw:text-style-name="P5" draw:layer="layout" svg:x1="17.012cm" svg:y1="8.4cm" svg:x2="17cm" svg:y2="9.346cm" draw:start-shape="id67" draw:start-glue-point="1" draw:end-shape="id87" draw:end-glue-point="6" svg:d="M17012 8400h301v946h-313" svg:viewBox="0 0 314 947">
          <text:p/>
        </draw:connector>
        <draw:connector draw:style-name="gr8" draw:text-style-name="P5" draw:layer="layout" draw:line-skew="0.587cm" svg:x1="17.012cm" svg:y1="3.2cm" svg:x2="17cm" svg:y2="10.254cm" draw:start-shape="id70" draw:start-glue-point="1" draw:end-shape="id87" draw:end-glue-point="7" svg:d="M17012 3200h888v7054h-900" svg:viewBox="0 0 901 7055">
          <text:p/>
        </draw:connector>
        <draw:custom-shape draw:style-name="gr37" draw:text-style-name="P14" xml:id="id97" draw:id="id97" draw:layer="layout" svg:width="1.607cm" svg:height="0.8cm" svg:x="11.993cm" svg:y="2.95cm">
          <draw:glue-point draw:id="4" svg:x="-5cm" svg:y="-2.763cm"/>
          <draw:glue-point draw:id="5" svg:x="-5cm" svg:y="2.763cm"/>
          <draw:glue-point draw:id="6" svg:x="5cm" svg:y="-2.272cm"/>
          <draw:glue-point draw:id="7" svg:x="5cm" svg:y="2.272cm"/>
          <text:p text:style-name="P2"><text:span text:style-name="T2">Log</text:span></text:p>
          <text:p text:style-name="P2"><text:span text:style-name="T2">generate</text:span></text:p>
          <draw:enhanced-geometry svg:viewBox="0 0 21600 21600" draw:mirror-vertical="false" draw:type="rectangle" draw:enhanced-path="M 0 0 L 21600 0 21600 21600 0 21600 0 0 Z N"/>
        </draw:custom-shape>
        <draw:custom-shape draw:style-name="gr32" draw:text-style-name="P2" xml:id="id74" draw:id="id74" draw:layer="layout" svg:width="0.1cm" svg:height="0.1cm" svg:x="11.156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1.206cm" svg:y1="5.575cm" svg:x2="11.21cm" svg:y2="4.802cm" draw:start-shape="id74" draw:start-glue-point="4" draw:end-shape="id64" draw:end-glue-point="8" svg:d="M11206 5575v-386h4v-387" svg:viewBox="0 0 5 774">
          <text:p/>
        </draw:connector>
        <draw:custom-shape draw:style-name="gr38" draw:text-style-name="P5" xml:id="id85" draw:id="id85" draw:layer="layout" svg:width="1.607cm" svg:height="1cm" svg:x="3.4cm" svg:y="6.8cm">
          <draw:glue-point draw:id="4" svg:x="5cm" svg:y="-2cm"/>
          <draw:glue-point draw:id="5" svg:x="5cm" svg:y="2cm"/>
          <text:p text:style-name="P2"><text:span text:style-name="T3">Heading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6cm" svg:y1="6.3cm" svg:x2="4.126cm" svg:y2="5.7cm" draw:start-shape="id88" draw:start-glue-point="1" draw:end-shape="id72" draw:end-glue-point="2" svg:d="M3600 6300h526v-600" svg:viewBox="0 0 527 601">
          <text:p/>
        </draw:connector>
        <draw:custom-shape draw:style-name="gr38" draw:text-style-name="P5" xml:id="id90" draw:id="id90" draw:layer="layout" svg:width="1.607cm" svg:height="1cm" svg:x="3.4cm" svg:y="8.6cm">
          <draw:glue-point draw:id="4" svg:x="5cm" svg:y="-2cm"/>
          <draw:glue-point draw:id="5" svg:x="5cm" svg:y="2cm"/>
          <text:p text:style-name="P2"><text:span text:style-name="T3">Wall dist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xml:id="id89" draw:id="id89" draw:layer="layout" svg:width="1.9cm" svg:height="0.5cm" svg:x="3.253cm" svg:y="9.9cm">
          <text:p text:style-name="P2"><text:span text:style-name="T6">IR distanc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203cm" svg:y1="9.9cm" svg:x2="4.203cm" svg:y2="9.6cm" draw:start-shape="id89" draw:start-glue-point="0" draw:end-shape="id90" draw:end-glue-point="2" svg:d="M4203 9900v-300" svg:viewBox="0 0 1 301">
          <text:p/>
        </draw:connector>
        <draw:connector draw:style-name="gr21" draw:text-style-name="P5" draw:layer="layout" svg:x1="5.007cm" svg:y1="7.3cm" svg:x2="5.85cm" svg:y2="4.75cm" draw:start-shape="id85" draw:start-glue-point="1" draw:end-shape="id91" draw:end-glue-point="8" svg:d="M5007 7300h843v-2550" svg:viewBox="0 0 844 2551">
          <text:p/>
        </draw:connector>
        <draw:connector draw:style-name="gr21" draw:text-style-name="P5" draw:layer="layout" svg:x1="5.007cm" svg:y1="9.1cm" svg:x2="5.85cm" svg:y2="4.75cm" draw:start-shape="id90" draw:start-glue-point="1" draw:end-shape="id91" draw:end-glue-point="8" svg:d="M5007 9100h843v-4350" svg:viewBox="0 0 844 4351">
          <text:p/>
        </draw:connector>
        <draw:custom-shape draw:style-name="gr5" draw:text-style-name="P5" xml:id="id53" draw:id="id53" draw:layer="layout" svg:width="1.5cm" svg:height="1cm" svg:x="6.5cm" svg:y="9.399cm">
          <draw:glue-point draw:id="4" svg:x="5cm" svg:y="-2cm"/>
          <draw:glue-point draw:id="5" svg:x="5cm" svg:y="2cm"/>
          <text:p text:style-name="P2"><text:span text:style-name="T3">Position</text:span></text:p>
          <text:p text:style-name="P2"><text:span text:style-name="T3">control</text:span></text:p>
          <draw:enhanced-geometry svg:viewBox="0 0 21600 21600" draw:type="rectangle" draw:enhanced-path="M 0 0 L 21600 0 21600 21600 0 21600 0 0 Z N"/>
        </draw:custom-shape>
        <draw:connector draw:style-name="gr40" draw:text-style-name="P2" draw:layer="layout" svg:x1="10.49cm" svg:y1="6.4cm" svg:x2="9.85cm" svg:y2="6.4cm" draw:start-shape="id71" draw:start-glue-point="6" draw:end-shape="id55" draw:end-glue-point="1" svg:d="M10490 6400h-640" svg:viewBox="0 0 641 1">
          <text:p/>
        </draw:connector>
        <draw:custom-shape draw:style-name="gr46" draw:text-style-name="P10" xml:id="id92" draw:id="id92" draw:layer="layout" svg:width="1.4cm" svg:height="0.5cm" svg:x="4.5cm" svg:y="10.5cm">
          <text:p text:style-name="P2"><text:span text:style-name="T6">distance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7.25cm" svg:y1="10.399cm" svg:x2="5.9cm" svg:y2="10.75cm" draw:start-shape="id53" draw:start-glue-point="2" draw:end-shape="id92" draw:end-glue-point="1" svg:d="M7250 10399v351h-1350" svg:viewBox="0 0 1351 352">
          <text:p/>
        </draw:connector>
        <draw:connector draw:style-name="gr24" draw:text-style-name="P5" draw:layer="layout" svg:x1="2.191cm" svg:y1="5.25cm" svg:x2="3.4cm" svg:y2="7.3cm" draw:start-shape="id93" draw:start-glue-point="8" draw:end-shape="id85" draw:end-glue-point="3" svg:d="M2191 5250v2050h1209" svg:viewBox="0 0 1210 2051">
          <text:p/>
        </draw:connector>
        <draw:custom-shape draw:style-name="gr32" draw:text-style-name="P2" xml:id="id93" draw:id="id93" draw:layer="layout" svg:width="0.1cm" svg:height="0.1cm" svg:x="2.141cm" svg:y="5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svg:x1="2.192cm" svg:y1="7.35cm" svg:x2="3.4cm" svg:y2="9.1cm" draw:start-shape="id94" draw:start-glue-point="8" draw:end-shape="id90" draw:end-glue-point="3" svg:d="M2192 7350v1750h1208" svg:viewBox="0 0 1209 1751">
          <text:p/>
        </draw:connector>
        <draw:custom-shape draw:style-name="gr32" draw:text-style-name="P2" xml:id="id94" draw:id="id94" draw:layer="layout" svg:width="0.1cm" svg:height="0.1cm" svg:x="2.142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0" xml:id="id84" draw:id="id84" draw:layer="layout" svg:width="1.4cm" svg:height="0.5cm" svg:x="2.3cm" svg:y="8cm">
          <text:p text:style-name="P2"><text:span text:style-name="T6">heading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xml:id="id88" draw:id="id88" draw:layer="layout" svg:width="1.2cm" svg:height="0.8cm" svg:x="2.4cm" svg:y="5.9cm">
          <text:p text:style-name="P2"><text:span text:style-name="T6">Line</text:span></text:p>
          <text:p text:style-name="P2"><text:span text:style-name="T6">ed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5cm" svg:height="1cm" svg:x="8.35cm" svg:y="7.774cm">
          <draw:glue-point draw:id="4" svg:x="5cm" svg:y="-2cm"/>
          <draw:glue-point draw:id="5" svg:x="5cm" svg:y="2cm"/>
          <draw:glue-point draw:id="6" svg:x="-2.686cm" svg:y="5.01cm"/>
          <draw:glue-point draw:id="7" svg:x="-2.686cm" svg:y="-4.98cm"/>
          <text:p text:style-name="P2"><text:span text:style-name="T3">Velocity</text:span></text:p>
          <text:p text:style-name="P2"><text:span text:style-name="T7">In balanc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8.853cm" svg:y1="9.399cm" svg:x2="7.7cm" svg:y2="8.774cm" draw:start-shape="id77" draw:start-glue-point="0" draw:end-shape="id56" draw:end-glue-point="4" svg:d="M8853 9399v-312h-1153v-313" svg:viewBox="0 0 1154 626">
          <text:p/>
        </draw:connector>
        <draw:connector draw:style-name="gr29" draw:text-style-name="P2" draw:layer="layout" svg:x1="8.853cm" svg:y1="10.399cm" svg:x2="5.9cm" svg:y2="10.75cm" draw:start-shape="id77" draw:start-glue-point="2" draw:end-shape="id92" draw:end-glue-point="1" svg:d="M8853 10399v351h-2953" svg:viewBox="0 0 2954 352">
          <text:p/>
        </draw:connector>
        <draw:connector draw:style-name="gr44" draw:text-style-name="P2" draw:layer="layout" svg:x1="12.501cm" svg:y1="5.1cm" svg:x2="12.501cm" svg:y2="6.5cm" draw:start-shape="id63" draw:start-glue-point="4" draw:end-shape="id59" draw:end-glue-point="4" svg:d="M12501 5100v1400" svg:viewBox="0 0 1 1401">
          <text:p/>
        </draw:connector>
        <draw:frame draw:style-name="gr49" draw:text-style-name="P13" draw:layer="layout" svg:width="6.594cm" svg:height="0.962cm" svg:x="6.384cm" svg:y="14cm">
          <draw:text-box>
            <text:p>Current control based</text:p>
          </draw:text-box>
        </draw:frame>
        <draw:custom-shape draw:style-name="gr5" draw:text-style-name="P5" xml:id="id95" draw:id="id95" draw:layer="layout" svg:width="1.5cm" svg:height="1cm" svg:x="8.35cm" svg:y="4.2cm">
          <draw:glue-point draw:id="4" svg:x="5cm" svg:y="-2cm"/>
          <draw:glue-point draw:id="5" svg:x="5cm" svg:y="2cm"/>
          <text:p text:style-name="P2"><text:span text:style-name="T3">Turn</text:span></text:p>
          <text:p text:style-name="P2"><text:span text:style-name="T3">rat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5.9cm" svg:y1="4.7cm" svg:x2="8.35cm" svg:y2="4.7cm" draw:start-shape="id91" draw:start-glue-point="10" draw:end-shape="id95" draw:end-glue-point="3" svg:d="M5900 4700h2450" svg:viewBox="0 0 2451 1">
          <text:p/>
        </draw:connector>
        <draw:custom-shape draw:style-name="gr60" draw:text-style-name="P15" draw:layer="layout" svg:width="0.1cm" svg:height="0.1cm" svg:x="10.48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5" draw:layer="layout" draw:line-skew="-0.178cm" svg:x1="9.85cm" svg:y1="4.7cm" svg:x2="11.156cm" svg:y2="5.625cm" draw:start-shape="id95" draw:start-glue-point="1" draw:end-shape="id74" draw:end-glue-point="6" svg:d="M9850 4700h475v925h831" svg:viewBox="0 0 1307 926">
          <text:p/>
        </draw:connector>
        <draw:custom-shape draw:style-name="gr5" draw:text-style-name="P5" xml:id="id55" draw:id="id55" draw:layer="layout" svg:width="1.5cm" svg:height="1cm" svg:x="8.35cm" svg:y="5.9cm">
          <draw:glue-point draw:id="4" svg:x="5cm" svg:y="-2cm"/>
          <draw:glue-point draw:id="5" svg:x="5cm" svg:y="2cm"/>
          <draw:glue-point draw:id="6" svg:x="2.333cm" svg:y="5cm"/>
          <draw:glue-point draw:id="7" svg:x="-2.333cm" svg:y="5cm"/>
          <draw:glue-point draw:id="8" svg:x="-5cm" svg:y="-3cm"/>
          <draw:glue-point draw:id="9" svg:x="-5cm" svg:y="3cm"/>
          <text:p text:style-name="P2"><text:span text:style-name="T3">Velocity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7.25cm" svg:y1="9.399cm" svg:x2="7.7cm" svg:y2="8.774cm" draw:start-shape="id53" draw:start-glue-point="0" draw:end-shape="id56" draw:end-glue-point="4" svg:d="M7250 9399v-312h450v-313" svg:viewBox="0 0 451 626">
          <text:p/>
        </draw:connector>
        <draw:custom-shape draw:style-name="gr62" draw:text-style-name="P10" xml:id="id96" draw:id="id96" draw:layer="layout" svg:width="1.7cm" svg:height="0.5cm" svg:x="7.1cm" svg:y="5.3cm">
          <draw:glue-point draw:id="4" svg:x="-5.009cm" svg:y="-5.02cm"/>
          <draw:glue-point draw:id="5" svg:x="-5.009cm" svg:y="-5.02cm"/>
          <text:p text:style-name="P2"><text:span text:style-name="T6">turn rat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8.8cm" svg:y1="5.55cm" svg:x2="9.1cm" svg:y2="5.2cm" draw:start-shape="id96" draw:start-glue-point="1" draw:end-shape="id95" draw:end-glue-point="2" svg:d="M8800 5550h300v-350" svg:viewBox="0 0 301 351">
          <text:p/>
        </draw:connector>
        <draw:connector draw:style-name="gr63" draw:text-style-name="P2" draw:layer="layout" svg:x1="7.553cm" svg:y1="3.35cm" svg:x2="11.993cm" svg:y2="3.35cm" draw:start-shape="id54" draw:start-glue-point="1" draw:end-shape="id97" draw:end-glue-point="3" svg:d="M7553 3350h4440" svg:viewBox="0 0 4441 1">
          <text:p/>
        </draw:connector>
        <draw:custom-shape draw:style-name="gr32" draw:text-style-name="P2" draw:layer="layout" svg:width="0.1cm" svg:height="0.1cm" svg:x="7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1cm" svg:height="0.1cm" svg:x="7.649cm" svg:y="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svg:x1="8.35cm" svg:y1="8.274cm" svg:x2="7.9cm" svg:y2="8.274cm" draw:start-shape="id78" draw:start-glue-point="3" draw:end-shape="id56" draw:end-glue-point="1" svg:d="M8350 8274h-450" svg:viewBox="0 0 451 1">
          <text:p/>
        </draw:connector>
        <draw:custom-shape draw:style-name="gr5" draw:text-style-name="P5" xml:id="id77" draw:id="id77" draw:layer="layout" svg:width="1.5cm" svg:height="1cm" svg:x="8.103cm" svg:y="9.399cm">
          <draw:glue-point draw:id="4" svg:x="5cm" svg:y="-2cm"/>
          <draw:glue-point draw:id="5" svg:x="5cm" svg:y="2cm"/>
          <text:p text:style-name="P2"><text:span text:style-name="T3">Position</text:span></text:p>
          <text:p text:style-name="P2"><text:span text:style-name="T7">In balanc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8.854cm" svg:y1="7.25cm" svg:x2="9.1cm" svg:y2="6.9cm" draw:start-shape="id83" draw:start-glue-point="1" draw:end-shape="id55" draw:end-glue-point="2" svg:d="M8854 7250h246v-350" svg:viewBox="0 0 247 351">
          <text:p/>
        </draw:connector>
        <draw:connector draw:style-name="gr25" draw:text-style-name="P5" draw:layer="layout" svg:x1="10.7cm" svg:y1="9.449cm" svg:x2="9.1cm" svg:y2="8.774cm" draw:start-shape="id76" draw:start-glue-point="0" draw:end-shape="id78" draw:end-glue-point="2" svg:d="M10700 9449v-337h-1600v-338" svg:viewBox="0 0 1601 676">
          <text:p/>
        </draw:connector>
        <draw:line draw:style-name="gr64" draw:text-style-name="P19" draw:layer="layout" svg:x1="3.1cm" svg:y1="11.8cm" svg:x2="17.3cm" svg:y2="11.8cm">
          <text:p/>
        </draw:line>
        <draw:line draw:style-name="gr64" draw:text-style-name="P19" draw:layer="layout" svg:x1="3.1cm" svg:y1="2.7cm" svg:x2="17.3cm" svg:y2="2.7cm">
          <text:p/>
        </draw:line>
        <draw:custom-shape draw:style-name="gr65" draw:text-style-name="P4" xml:id="id98" draw:id="id98" draw:layer="layout" svg:width="2.7cm" svg:height="0.5cm" svg:x="2.7cm" svg:y="4.025cm">
          <draw:glue-point draw:id="4" svg:x="-5cm" svg:y="-2.777cm"/>
          <draw:glue-point draw:id="5" svg:x="-5cm" svg:y="2.777cm"/>
          <text:p text:style-name="P2"><text:span text:style-name="T2">Radius to turn rate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2.242cm" svg:y1="4.275cm" svg:x2="2.7cm" svg:y2="4.275cm" draw:start-shape="id75" draw:start-glue-point="10" draw:end-shape="id98" draw:end-glue-point="3" svg:d="M2242 4275h458" svg:viewBox="0 0 459 1">
          <text:p/>
        </draw:connector>
        <draw:custom-shape draw:style-name="gr32" draw:text-style-name="P2" xml:id="id91" draw:id="id91" draw:layer="layout" svg:width="0.1cm" svg:height="0.1cm" svg:x="5.8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svg:x1="5.4cm" svg:y1="4.275cm" svg:x2="5.85cm" svg:y2="4.65cm" draw:start-shape="id98" draw:start-glue-point="1" draw:end-shape="id91" draw:end-glue-point="4" svg:d="M5400 4275h450v375" svg:viewBox="0 0 451 376">
          <text:p/>
        </draw:connector>
        <draw:custom-shape draw:style-name="gr32" draw:text-style-name="P2" xml:id="id73" draw:id="id73" draw:layer="layout" svg:width="0.1cm" svg:height="0.1cm" svg:x="5.8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1cm" svg:height="0.1cm" svg:x="5.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0-14T12:11:44.549981483</meta:creation-date>
    <dc:date>2021-10-31T17:10:15.247850363</dc:date>
    <meta:editing-duration>PT18H41M50S</meta:editing-duration>
    <meta:editing-cycles>17</meta:editing-cycles>
    <meta:generator>LibreOffice/6.4.7.2$Linux_X86_64 LibreOffice_project/40$Build-2</meta:generator>
    <dc:creator>Christian </dc:creator>
    <meta:document-statistic meta:object-count="238"/>
  </office:meta>
</office:document-meta>
</file>